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/>
      <style:text-properties style:font-name="Arial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end"/>
      <style:text-properties fo:color="#ff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fo:border="0.002cm solid #000000"/>
      <style:paragraph-properties fo:text-align="end"/>
      <style:text-properties fo:color="#00ffff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fo:border="0.002cm solid #000000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 style:data-style-name="N1">
      <style:table-cell-properties fo:border="0.002cm solid #000000"/>
      <style:text-properties style:font-name="Arial"/>
    </style:style>
    <style:style style:name="ce10" style:family="table-cell" style:parent-style-name="Default" style:data-style-name="N106">
      <style:table-cell-properties fo:border="0.002cm solid #000000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5">
      <style:table-cell-properties fo:border="non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Arial" fo:font-size="10.5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ize-asian="10.5pt" style:language-asian="zxx" style:country-asian="none" style:font-style-asian="normal" style:font-weight-asian="bold" style:font-name-complex="Tahoma" style:font-size-complex="10.5pt" style:language-complex="zxx" style:country-complex="none" style:font-style-complex="normal" style:font-weight-complex="bold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0.002cm solid #000000" fo:border-right="none" fo:border-top="none"/>
    </style:style>
    <style:style style:name="ce22" style:family="table-cell" style:parent-style-name="Default">
      <style:table-cell-properties fo:border-bottom="0.002cm solid #000000" fo:border-left="0.002cm solid #000000" fo:border-right="none" fo:border-top="none"/>
    </style:style>
    <style:style style:name="ce23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02cm solid #000000" style:text-align-source="value-type" style:repeat-content="false" fo:border-left="none" fo:border-right="none" fo:border-top="none"/>
      <style:paragraph-properties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1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end"/>
      <style:text-properties fo:color="#23ff23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02cm solid #000000" fo:border-left="none" fo:border-right="none" fo:border-top="0.002cm solid #000000"/>
    </style:style>
    <style:style style:name="ce34" style:family="table-cell" style:parent-style-name="Default">
      <style:table-cell-properties fo:border-bottom="none" fo:border-left="none" fo:border-right="none" fo:border-top="0.002cm solid #000000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37" style:family="table-cell" style:parent-style-name="Default"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39" style:family="table-cell" style:parent-style-name="Default">
      <style:table-cell-properties fo:border-bottom="none" fo:border-left="none" fo:border-right="0.002cm solid #000000" fo:border-top="0.002cm solid #000000"/>
    </style:style>
    <style:style style:name="ce40" style:family="table-cell" style:parent-style-name="Default">
      <style:table-cell-properties fo:border-bottom="none" fo:border-left="none" fo:border-right="0.002cm solid #000000" fo:border-top="none"/>
    </style:style>
    <style:style style:name="ce41" style:family="table-cell" style:parent-style-name="Default">
      <style:table-cell-properties fo:border-bottom="0.002cm solid #000000" fo:border-left="none" fo:border-right="0.002cm solid #000000" fo:border-top="none"/>
    </style:style>
    <style:style style:name="ce4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44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5"/>
        <table:table-column table:style-name="co1" table:number-columns-repeated="4" table:default-cell-style-name="ce10"/>
        <table:table-column table:style-name="co1" table:number-columns-repeated="30" table:default-cell-style-name="Default"/>
        <table:table-row table:style-name="ro1">
          <table:table-cell table:style-name="ce1" table:number-columns-repeated="12"/>
          <table:table-cell table:number-columns-repeated="25"/>
        </table:table-row>
        <table:table-row table:style-name="ro2">
          <table:table-cell table:style-name="ce1" table:number-columns-repeated="6"/>
          <table:table-cell table:style-name="ce13" office:value-type="string">
            <text:p>PRÀCTICA TEMA I: DISTRIBUCIÓ D'HABITATGES INICIATS</text:p>
          </table:table-cell>
          <table:table-cell table:style-name="ce1" table:number-columns-repeated="5"/>
          <table:table-cell table:number-columns-repeated="25"/>
        </table:table-row>
        <table:table-row table:style-name="ro1">
          <table:table-cell table:style-name="ce1" table:number-columns-repeated="12"/>
          <table:table-cell table:number-columns-repeated="25"/>
        </table:table-row>
        <table:table-row table:style-name="ro1">
          <table:table-cell table:style-name="ce2"/>
          <table:table-cell office:value-type="string">
            <text:p>Gener</text:p>
          </table:table-cell>
          <table:table-cell office:value-type="string">
            <text:p>Febrer</text:p>
          </table:table-cell>
          <table:table-cell table:style-name="ce5" office:value-type="string">
            <text:p>Març</text:p>
          </table:table-cell>
          <table:table-cell table:style-name="ce5" office:value-type="string">
            <text:p>abril</text:p>
          </table:table-cell>
          <table:table-cell table:style-name="ce5" office:value-type="string">
            <text:p>Maig</text:p>
          </table:table-cell>
          <table:table-cell table:style-name="ce5" office:value-type="string">
            <text:p>Juny</text:p>
          </table:table-cell>
          <table:table-cell table:style-name="ce5" office:value-type="string">
            <text:p>Juliol</text:p>
          </table:table-cell>
          <table:table-cell table:style-name="ce5" office:value-type="string">
            <text:p>Agost</text:p>
          </table:table-cell>
          <table:table-cell table:style-name="ce5" office:value-type="string">
            <text:p>Setembre</text:p>
          </table:table-cell>
          <table:table-cell table:style-name="ce5" office:value-type="string">
            <text:p>octubre</text:p>
          </table:table-cell>
          <table:table-cell table:style-name="ce5" office:value-type="string">
            <text:p>Novembre</text:p>
          </table:table-cell>
          <table:table-cell table:style-name="ce11" office:value-type="string">
            <text:p>Desembre</text:p>
          </table:table-cell>
          <table:table-cell table:number-columns-repeated="24"/>
        </table:table-row>
        <table:table-row table:style-name="ro3">
          <table:table-cell table:style-name="ce3" office:value-type="float" office:value="1991">
            <text:p>1991</text:p>
          </table:table-cell>
          <table:table-cell table:style-name="ce6" office:value-type="float" office:value="541">
            <text:p>541</text:p>
          </table:table-cell>
          <table:table-cell table:style-name="ce6" office:value-type="float" office:value="570">
            <text:p>570</text:p>
          </table:table-cell>
          <table:table-cell table:style-name="ce6" office:value-type="float" office:value="597">
            <text:p>597</text:p>
          </table:table-cell>
          <table:table-cell table:style-name="ce6" office:value-type="float" office:value="581">
            <text:p>581</text:p>
          </table:table-cell>
          <table:table-cell table:style-name="ce6" office:value-type="float" office:value="417">
            <text:p>417</text:p>
          </table:table-cell>
          <table:table-cell table:style-name="ce6" office:value-type="float" office:value="596">
            <text:p>596</text:p>
          </table:table-cell>
          <table:table-cell table:style-name="ce6" office:value-type="float" office:value="747">
            <text:p>747</text:p>
          </table:table-cell>
          <table:table-cell table:style-name="ce6" office:value-type="float" office:value="528">
            <text:p>528</text:p>
          </table:table-cell>
          <table:table-cell table:style-name="ce6" office:value-type="float" office:value="435">
            <text:p>435</text:p>
          </table:table-cell>
          <table:table-cell table:style-name="ce6" office:value-type="float" office:value="568">
            <text:p>568</text:p>
          </table:table-cell>
          <table:table-cell table:style-name="ce6" office:value-type="float" office:value="562">
            <text:p>562</text:p>
          </table:table-cell>
          <table:table-cell table:style-name="ce6" office:value-type="float" office:value="197">
            <text:p>197</text:p>
          </table:table-cell>
          <table:table-cell table:style-name="ce37"/>
          <table:table-cell table:number-columns-repeated="23"/>
        </table:table-row>
        <table:table-row table:style-name="ro3">
          <table:table-cell table:style-name="ce3" office:value-type="float" office:value="1992">
            <text:p>1992</text:p>
          </table:table-cell>
          <table:table-cell table:style-name="ce6" office:value-type="float" office:value="312">
            <text:p>312</text:p>
          </table:table-cell>
          <table:table-cell table:style-name="ce7" office:value-type="float" office:value="404">
            <text:p>404</text:p>
          </table:table-cell>
          <table:table-cell table:style-name="ce6" office:value-type="float" office:value="396">
            <text:p>396</text:p>
          </table:table-cell>
          <table:table-cell table:style-name="ce7" office:value-type="float" office:value="246">
            <text:p>246</text:p>
          </table:table-cell>
          <table:table-cell table:style-name="ce6" office:value-type="float" office:value="385">
            <text:p>385</text:p>
          </table:table-cell>
          <table:table-cell table:style-name="ce6" office:value-type="float" office:value="420">
            <text:p>420</text:p>
          </table:table-cell>
          <table:table-cell table:style-name="ce6" office:value-type="float" office:value="437">
            <text:p>437</text:p>
          </table:table-cell>
          <table:table-cell table:style-name="ce6" office:value-type="float" office:value="430">
            <text:p>430</text:p>
          </table:table-cell>
          <table:table-cell table:style-name="ce6" office:value-type="float" office:value="688">
            <text:p>688</text:p>
          </table:table-cell>
          <table:table-cell table:style-name="ce6" office:value-type="float" office:value="404">
            <text:p>404</text:p>
          </table:table-cell>
          <table:table-cell table:style-name="ce6" office:value-type="float" office:value="363">
            <text:p>363</text:p>
          </table:table-cell>
          <table:table-cell table:style-name="ce6" office:value-type="float" office:value="274">
            <text:p>274</text:p>
          </table:table-cell>
          <table:table-cell table:style-name="ce37"/>
          <table:table-cell table:number-columns-repeated="23"/>
        </table:table-row>
        <table:table-row table:style-name="ro3">
          <table:table-cell table:style-name="ce3" office:value-type="float" office:value="1993">
            <text:p>1993</text:p>
          </table:table-cell>
          <table:table-cell table:style-name="ce6" office:value-type="float" office:value="375">
            <text:p>375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382">
            <text:p>382</text:p>
          </table:table-cell>
          <table:table-cell table:style-name="ce6" office:value-type="float" office:value="322">
            <text:p>322</text:p>
          </table:table-cell>
          <table:table-cell table:style-name="ce6" office:value-type="float" office:value="440">
            <text:p>440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189">
            <text:p>189</text:p>
          </table:table-cell>
          <table:table-cell table:style-name="ce7" office:value-type="float" office:value="249">
            <text:p>249</text:p>
          </table:table-cell>
          <table:table-cell table:style-name="ce6" office:value-type="float" office:value="436">
            <text:p>436</text:p>
          </table:table-cell>
          <table:table-cell table:style-name="ce6" office:value-type="float" office:value="220">
            <text:p>220</text:p>
          </table:table-cell>
          <table:table-cell table:style-name="ce32" office:value-type="float" office:value="305">
            <text:p>305</text:p>
          </table:table-cell>
          <table:table-cell table:style-name="ce37"/>
          <table:table-cell table:number-columns-repeated="23"/>
        </table:table-row>
        <table:table-row table:style-name="ro3">
          <table:table-cell table:style-name="ce3" office:value-type="float" office:value="1994">
            <text:p>1994</text:p>
          </table:table-cell>
          <table:table-cell table:style-name="ce7" office:value-type="float" office:value="256">
            <text:p>256</text:p>
          </table:table-cell>
          <table:table-cell table:style-name="ce6" office:value-type="float" office:value="191">
            <text:p>191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414">
            <text:p>414</text:p>
          </table:table-cell>
          <table:table-cell table:style-name="ce6" office:value-type="float" office:value="158">
            <text:p>158</text:p>
          </table:table-cell>
          <table:table-cell table:style-name="ce6" office:value-type="float" office:value="408">
            <text:p>408</text:p>
          </table:table-cell>
          <table:table-cell table:style-name="ce6" office:value-type="float" office:value="380">
            <text:p>380</text:p>
          </table:table-cell>
          <table:table-cell table:style-name="ce7" office:value-type="float" office:value="305">
            <text:p>305</text:p>
          </table:table-cell>
          <table:table-cell table:style-name="ce6" office:value-type="float" office:value="499">
            <text:p>499</text:p>
          </table:table-cell>
          <table:table-cell table:style-name="ce6" office:value-type="float" office:value="350">
            <text:p>350</text:p>
          </table:table-cell>
          <table:table-cell table:style-name="ce7" office:value-type="float" office:value="435">
            <text:p>435</text:p>
          </table:table-cell>
          <table:table-cell table:style-name="ce6" office:value-type="float" office:value="280">
            <text:p>280</text:p>
          </table:table-cell>
          <table:table-cell table:style-name="ce37"/>
          <table:table-cell table:number-columns-repeated="23"/>
        </table:table-row>
        <table:table-row table:style-name="ro3">
          <table:table-cell table:style-name="ce3" office:value-type="float" office:value="1995">
            <text:p>1995</text:p>
          </table:table-cell>
          <table:table-cell table:style-name="ce6" office:value-type="float" office:value="308">
            <text:p>308</text:p>
          </table:table-cell>
          <table:table-cell table:style-name="ce6" office:value-type="float" office:value="625">
            <text:p>625</text:p>
          </table:table-cell>
          <table:table-cell table:style-name="ce6" office:value-type="float" office:value="627">
            <text:p>627</text:p>
          </table:table-cell>
          <table:table-cell table:style-name="ce6" office:value-type="float" office:value="341">
            <text:p>341</text:p>
          </table:table-cell>
          <table:table-cell table:style-name="ce6" office:value-type="float" office:value="301">
            <text:p>301</text:p>
          </table:table-cell>
          <table:table-cell table:style-name="ce6" office:value-type="float" office:value="410">
            <text:p>410</text:p>
          </table:table-cell>
          <table:table-cell table:style-name="ce7" office:value-type="float" office:value="420">
            <text:p>420</text:p>
          </table:table-cell>
          <table:table-cell table:style-name="ce6" office:value-type="float" office:value="439">
            <text:p>439</text:p>
          </table:table-cell>
          <table:table-cell table:style-name="ce6" office:value-type="float" office:value="506">
            <text:p>506</text:p>
          </table:table-cell>
          <table:table-cell table:style-name="ce6" office:value-type="float" office:value="457">
            <text:p>457</text:p>
          </table:table-cell>
          <table:table-cell table:style-name="ce6" office:value-type="float" office:value="599">
            <text:p>599</text:p>
          </table:table-cell>
          <table:table-cell table:style-name="ce6" office:value-type="float" office:value="711">
            <text:p>711</text:p>
          </table:table-cell>
          <table:table-cell table:style-name="ce37"/>
          <table:table-cell table:number-columns-repeated="23"/>
        </table:table-row>
        <table:table-row table:style-name="ro3">
          <table:table-cell table:style-name="ce3" office:value-type="float" office:value="1996">
            <text:p>1996</text:p>
          </table:table-cell>
          <table:table-cell table:style-name="ce6" office:value-type="float" office:value="543">
            <text:p>543</text:p>
          </table:table-cell>
          <table:table-cell table:style-name="ce6" office:value-type="float" office:value="517">
            <text:p>517</text:p>
          </table:table-cell>
          <table:table-cell table:style-name="ce6" office:value-type="float" office:value="789">
            <text:p>789</text:p>
          </table:table-cell>
          <table:table-cell table:style-name="ce6" office:value-type="float" office:value="249">
            <text:p>249</text:p>
          </table:table-cell>
          <table:table-cell table:style-name="ce6" office:value-type="float" office:value="317">
            <text:p>317</text:p>
          </table:table-cell>
          <table:table-cell table:style-name="ce6" office:value-type="float" office:value="246">
            <text:p>246</text:p>
          </table:table-cell>
          <table:table-cell table:style-name="ce6" office:value-type="float" office:value="231">
            <text:p>231</text:p>
          </table:table-cell>
          <table:table-cell table:style-name="ce6" office:value-type="float" office:value="292">
            <text:p>292</text:p>
          </table:table-cell>
          <table:table-cell table:style-name="ce6" office:value-type="float" office:value="211">
            <text:p>211</text:p>
          </table:table-cell>
          <table:table-cell table:style-name="ce6" office:value-type="float" office:value="293">
            <text:p>293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42">
            <text:p>242</text:p>
          </table:table-cell>
          <table:table-cell table:style-name="ce37"/>
          <table:table-cell table:number-columns-repeated="23"/>
        </table:table-row>
        <table:table-row table:style-name="ro3">
          <table:table-cell table:style-name="ce3" office:value-type="float" office:value="1997">
            <text:p>1997</text:p>
          </table:table-cell>
          <table:table-cell table:style-name="ce6" office:value-type="float" office:value="305">
            <text:p>305</text:p>
          </table:table-cell>
          <table:table-cell table:style-name="ce6" office:value-type="float" office:value="1079">
            <text:p>1079</text:p>
          </table:table-cell>
          <table:table-cell table:style-name="ce6" office:value-type="float" office:value="424">
            <text:p>424</text:p>
          </table:table-cell>
          <table:table-cell table:style-name="ce6" office:value-type="float" office:value="524">
            <text:p>524</text:p>
          </table:table-cell>
          <table:table-cell table:style-name="ce6" office:value-type="float" office:value="540">
            <text:p>540</text:p>
          </table:table-cell>
          <table:table-cell table:style-name="ce6" office:value-type="float" office:value="602">
            <text:p>602</text:p>
          </table:table-cell>
          <table:table-cell table:style-name="ce6" office:value-type="float" office:value="511">
            <text:p>511</text:p>
          </table:table-cell>
          <table:table-cell table:style-name="ce6" office:value-type="float" office:value="572">
            <text:p>572</text:p>
          </table:table-cell>
          <table:table-cell table:style-name="ce6" office:value-type="float" office:value="663">
            <text:p>663</text:p>
          </table:table-cell>
          <table:table-cell table:style-name="ce6" office:value-type="float" office:value="835">
            <text:p>835</text:p>
          </table:table-cell>
          <table:table-cell table:style-name="ce6" office:value-type="float" office:value="431">
            <text:p>431</text:p>
          </table:table-cell>
          <table:table-cell table:style-name="ce6" office:value-type="float" office:value="613">
            <text:p>613</text:p>
          </table:table-cell>
          <table:table-cell table:style-name="ce37"/>
          <table:table-cell table:number-columns-repeated="23"/>
        </table:table-row>
        <table:table-row table:style-name="ro3">
          <table:table-cell table:style-name="ce3" office:value-type="float" office:value="1998">
            <text:p>1998</text:p>
          </table:table-cell>
          <table:table-cell table:style-name="ce6" office:value-type="float" office:value="1029">
            <text:p>1029</text:p>
          </table:table-cell>
          <table:table-cell table:style-name="ce6" office:value-type="float" office:value="745">
            <text:p>745</text:p>
          </table:table-cell>
          <table:table-cell table:style-name="ce6" office:value-type="float" office:value="535">
            <text:p>535</text:p>
          </table:table-cell>
          <table:table-cell table:style-name="ce6" office:value-type="float" office:value="283">
            <text:p>283</text:p>
          </table:table-cell>
          <table:table-cell table:style-name="ce6" office:value-type="float" office:value="767">
            <text:p>767</text:p>
          </table:table-cell>
          <table:table-cell table:style-name="ce6" office:value-type="float" office:value="890">
            <text:p>890</text:p>
          </table:table-cell>
          <table:table-cell table:style-name="ce6" office:value-type="float" office:value="679">
            <text:p>679</text:p>
          </table:table-cell>
          <table:table-cell table:style-name="ce6" office:value-type="float" office:value="743">
            <text:p>743</text:p>
          </table:table-cell>
          <table:table-cell table:style-name="ce6" office:value-type="float" office:value="996">
            <text:p>996</text:p>
          </table:table-cell>
          <table:table-cell table:style-name="ce6" office:value-type="float" office:value="1067">
            <text:p>1067</text:p>
          </table:table-cell>
          <table:table-cell table:style-name="ce7" office:value-type="float" office:value="414">
            <text:p>414</text:p>
          </table:table-cell>
          <table:table-cell table:style-name="ce7" office:value-type="float" office:value="945">
            <text:p>945</text:p>
          </table:table-cell>
          <table:table-cell table:style-name="ce37"/>
          <table:table-cell table:number-columns-repeated="23"/>
        </table:table-row>
        <table:table-row table:style-name="ro3">
          <table:table-cell table:style-name="ce3" office:value-type="float" office:value="1999">
            <text:p>1999</text:p>
          </table:table-cell>
          <table:table-cell table:style-name="ce6" office:value-type="float" office:value="952">
            <text:p>952</text:p>
          </table:table-cell>
          <table:table-cell table:style-name="ce6" office:value-type="float" office:value="1698">
            <text:p>1698</text:p>
          </table:table-cell>
          <table:table-cell table:style-name="ce6" office:value-type="float" office:value="1340">
            <text:p>1340</text:p>
          </table:table-cell>
          <table:table-cell table:style-name="ce7" office:value-type="float" office:value="827">
            <text:p>827</text:p>
          </table:table-cell>
          <table:table-cell table:style-name="ce6" office:value-type="float" office:value="949">
            <text:p>949</text:p>
          </table:table-cell>
          <table:table-cell table:style-name="ce6" office:value-type="float" office:value="1463">
            <text:p>1463</text:p>
          </table:table-cell>
          <table:table-cell table:style-name="ce6" office:value-type="float" office:value="1308">
            <text:p>1308</text:p>
          </table:table-cell>
          <table:table-cell table:style-name="ce6" office:value-type="float" office:value="998">
            <text:p>998</text:p>
          </table:table-cell>
          <table:table-cell table:style-name="ce6" office:value-type="float" office:value="1271">
            <text:p>1271</text:p>
          </table:table-cell>
          <table:table-cell table:style-name="ce6" office:value-type="float" office:value="990">
            <text:p>990</text:p>
          </table:table-cell>
          <table:table-cell table:style-name="ce6" office:value-type="float" office:value="548">
            <text:p>548</text:p>
          </table:table-cell>
          <table:table-cell table:style-name="ce6" office:value-type="float" office:value="752">
            <text:p>752</text:p>
          </table:table-cell>
          <table:table-cell table:style-name="ce37"/>
          <table:table-cell table:number-columns-repeated="23"/>
        </table:table-row>
        <table:table-row table:style-name="ro3">
          <table:table-cell table:style-name="ce3" office:value-type="float" office:value="2000">
            <text:p>2000</text:p>
          </table:table-cell>
          <table:table-cell table:style-name="ce6" office:value-type="float" office:value="1198">
            <text:p>1198</text:p>
          </table:table-cell>
          <table:table-cell table:style-name="ce6" office:value-type="float" office:value="1186">
            <text:p>1186</text:p>
          </table:table-cell>
          <table:table-cell table:style-name="ce6" office:value-type="float" office:value="1180">
            <text:p>1180</text:p>
          </table:table-cell>
          <table:table-cell table:style-name="ce6" office:value-type="float" office:value="862">
            <text:p>862</text:p>
          </table:table-cell>
          <table:table-cell table:style-name="ce6" office:value-type="float" office:value="1130">
            <text:p>1130</text:p>
          </table:table-cell>
          <table:table-cell table:style-name="ce6" office:value-type="float" office:value="1160">
            <text:p>1160</text:p>
          </table:table-cell>
          <table:table-cell table:style-name="ce6" office:value-type="float" office:value="847">
            <text:p>847</text:p>
          </table:table-cell>
          <table:table-cell table:style-name="ce6" office:value-type="float" office:value="945">
            <text:p>945</text:p>
          </table:table-cell>
          <table:table-cell table:style-name="ce6" office:value-type="float" office:value="1127">
            <text:p>1127</text:p>
          </table:table-cell>
          <table:table-cell table:style-name="ce6" office:value-type="float" office:value="1204">
            <text:p>1204</text:p>
          </table:table-cell>
          <table:table-cell table:style-name="ce7" office:value-type="float" office:value="543">
            <text:p>543</text:p>
          </table:table-cell>
          <table:table-cell table:style-name="ce6" office:value-type="float" office:value="939">
            <text:p>939</text:p>
          </table:table-cell>
          <table:table-cell table:style-name="ce37"/>
          <table:table-cell table:number-columns-repeated="23"/>
        </table:table-row>
        <table:table-row table:style-name="ro3">
          <table:table-cell table:style-name="ce3" office:value-type="float" office:value="2001">
            <text:p>2001</text:p>
          </table:table-cell>
          <table:table-cell table:style-name="ce6" office:value-type="float" office:value="917">
            <text:p>917</text:p>
          </table:table-cell>
          <table:table-cell table:style-name="ce6" office:value-type="float" office:value="1373">
            <text:p>1373</text:p>
          </table:table-cell>
          <table:table-cell table:style-name="ce6" office:value-type="float" office:value="1335">
            <text:p>1335</text:p>
          </table:table-cell>
          <table:table-cell table:style-name="ce6" office:value-type="float" office:value="991">
            <text:p>991</text:p>
          </table:table-cell>
          <table:table-cell table:style-name="ce6" office:value-type="float" office:value="1042">
            <text:p>1042</text:p>
          </table:table-cell>
          <table:table-cell table:style-name="ce6" office:value-type="float" office:value="976">
            <text:p>976</text:p>
          </table:table-cell>
          <table:table-cell table:style-name="ce6" office:value-type="float" office:value="735">
            <text:p>735</text:p>
          </table:table-cell>
          <table:table-cell table:style-name="ce6" office:value-type="float" office:value="1359">
            <text:p>1359</text:p>
          </table:table-cell>
          <table:table-cell table:style-name="ce6" office:value-type="float" office:value="814">
            <text:p>814</text:p>
          </table:table-cell>
          <table:table-cell table:style-name="ce6" office:value-type="float" office:value="1109">
            <text:p>1109</text:p>
          </table:table-cell>
          <table:table-cell table:style-name="ce6" office:value-type="float" office:value="854">
            <text:p>854</text:p>
          </table:table-cell>
          <table:table-cell table:style-name="ce6" office:value-type="float" office:value="827">
            <text:p>827</text:p>
          </table:table-cell>
          <table:table-cell table:style-name="ce37"/>
          <table:table-cell table:number-columns-repeated="23"/>
        </table:table-row>
        <table:table-row table:style-name="ro1" table:number-rows-repeated="3">
          <table:table-cell table:style-name="Default" table:number-columns-repeated="7"/>
          <table:table-cell table:number-columns-repeated="30"/>
        </table:table-row>
        <table:table-row table:style-name="ro1">
          <table:table-cell table:style-name="ce4" office:value-type="string">
            <text:p>xi</text:p>
          </table:table-cell>
          <table:table-cell table:style-name="ce4" office:value-type="string">
            <text:p>ni</text:p>
          </table:table-cell>
          <table:table-cell table:style-name="ce4" office:value-type="string">
            <text:p>Ni</text:p>
          </table:table-cell>
          <table:table-cell table:style-name="ce4" office:value-type="string">
            <text:p>fi</text:p>
          </table:table-cell>
          <table:table-cell table:style-name="ce4" office:value-type="string">
            <text:p>Fi</text:p>
          </table:table-cell>
          <table:table-cell table:style-name="ce4" office:value-type="string">
            <text:p>pi</text:p>
          </table:table-cell>
          <table:table-cell table:style-name="ce4" office:value-type="string">
            <text:p>Pi</text:p>
          </table:table-cell>
          <table:table-cell table:number-columns-repeated="3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9" table:formula="of:=([.B20])" office:value-type="float" office:value="1">
            <text:p>1</text:p>
          </table:table-cell>
          <table:table-cell table:formula="of:=([.B20]/[.B140])" office:value-type="float" office:value="0.00757575757575758">
            <text:p>0,008</text:p>
          </table:table-cell>
          <table:table-cell table:formula="of:=([.D20])" office:value-type="float" office:value="0.00757575757575758">
            <text:p>0,008</text:p>
          </table:table-cell>
          <table:table-cell table:formula="of:=([.D20]*100)" office:value-type="float" office:value="0.757575757575758">
            <text:p>0,758</text:p>
          </table:table-cell>
          <table:table-cell table:formula="of:=([.E20]*100)" office:value-type="float" office:value="0.757575757575758">
            <text:p>0,758</text:p>
          </table:table-cell>
          <table:table-cell table:number-columns-repeated="30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table:style-name="ce9" table:formula="of:=([.B20]+1)" office:value-type="float" office:value="2">
            <text:p>2</text:p>
          </table:table-cell>
          <table:table-cell table:formula="of:=([.B21]/[.B140])" office:value-type="float" office:value="0.00757575757575758">
            <text:p>0,008</text:p>
          </table:table-cell>
          <table:table-cell table:formula="of:=([.D21]+[.D20])" office:value-type="float" office:value="0.0151515151515152">
            <text:p>0,015</text:p>
          </table:table-cell>
          <table:table-cell table:formula="of:=([.D21]*100)" office:value-type="float" office:value="0.757575757575758">
            <text:p>0,758</text:p>
          </table:table-cell>
          <table:table-cell table:formula="of:=([.E21]*100)" office:value-type="float" office:value="1.51515151515152">
            <text:p>1,515</text:p>
          </table:table-cell>
          <table:table-cell table:number-columns-repeated="30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table:formula="of:=([.B21]+2)" office:value-type="float" office:value="3">
            <text:p>3</text:p>
          </table:table-cell>
          <table:table-cell table:formula="of:=([.B22]/[.B140])" office:value-type="float" office:value="0.00757575757575758">
            <text:p>0,008</text:p>
          </table:table-cell>
          <table:table-cell table:formula="of:=([.E21]+[.D22])" office:value-type="float" office:value="0.0227272727272727">
            <text:p>0,023</text:p>
          </table:table-cell>
          <table:table-cell table:formula="of:=([.D22]*100)" office:value-type="float" office:value="0.757575757575758">
            <text:p>0,758</text:p>
          </table:table-cell>
          <table:table-cell table:formula="of:=([.E22]*100)" office:value-type="float" office:value="2.27272727272727">
            <text:p>2,273</text:p>
          </table:table-cell>
          <table:table-cell table:number-columns-repeated="25"/>
          <table:table-cell>
            <draw:frame table:end-cell-address="Hoja1.AL37" table:end-x="1.395cm" table:end-y="0.454cm" draw:z-index="0" draw:style-name="gr1" svg:width="10.928cm" svg:height="7.008cm" svg:x="1.757cm" svg:y="0.435cm">
              <draw:object draw:notify-on-update-of-ranges="Hoja1.Y27:Hoja1.Y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table:formula="of:=([.C22]+1)" office:value-type="float" office:value="4">
            <text:p>4</text:p>
          </table:table-cell>
          <table:table-cell table:formula="of:=([.B23]/[.B140])" office:value-type="float" office:value="0.00757575757575758">
            <text:p>0,008</text:p>
          </table:table-cell>
          <table:table-cell table:formula="of:=([.E22]+[.D23])" office:value-type="float" office:value="0.0303030303030303">
            <text:p>0,030</text:p>
          </table:table-cell>
          <table:table-cell table:formula="of:=([.D23]*100)" office:value-type="float" office:value="0.757575757575758">
            <text:p>0,758</text:p>
          </table:table-cell>
          <table:table-cell table:formula="of:=([.E23]*100)" office:value-type="float" office:value="3.03030303030303">
            <text:p>3,030</text:p>
          </table:table-cell>
          <table:table-cell table:number-columns-repeated="20"/>
          <table:table-cell>
            <draw:frame table:end-cell-address="Hoja1.AF39" table:end-x="2.119cm" table:end-y="0.285cm" draw:z-index="1" draw:style-name="gr1" svg:width="11.152cm" svg:height="7.621cm" svg:x="0cm" svg:y="0.104cm">
              <draw:object draw:notify-on-update-of-ranges="Hoja1.V27:Hoja1.V3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4">
          <table:table-cell office:value-type="float" office:value="191">
            <text:p>191</text:p>
          </table:table-cell>
          <table:table-cell table:style-name="ce8" office:value-type="float" office:value="1">
            <text:p>1</text:p>
          </table:table-cell>
          <table:table-cell table:style-name="ce8" table:formula="of:=([.C23]+1)" office:value-type="float" office:value="5">
            <text:p>5</text:p>
          </table:table-cell>
          <table:table-cell table:formula="of:=([.B24]/[.B140])" office:value-type="float" office:value="0.00757575757575758">
            <text:p>0,008</text:p>
          </table:table-cell>
          <table:table-cell table:formula="of:=([.E23]+[.D24])" office:value-type="float" office:value="0.0378787878787879">
            <text:p>0,038</text:p>
          </table:table-cell>
          <table:table-cell table:formula="of:=([.D24]*100)" office:value-type="float" office:value="0.757575757575758">
            <text:p>0,758</text:p>
          </table:table-cell>
          <table:table-cell table:formula="of:=([.E24]*100)" office:value-type="float" office:value="3.78787878787879">
            <text:p>3,788</text:p>
          </table:table-cell>
          <table:table-cell table:style-name="ce15" table:number-columns-repeated="2"/>
          <table:table-cell table:style-name="ce16" office:value-type="string">
            <text:p>APARTAT A</text:p>
          </table:table-cell>
          <table:table-cell table:style-name="ce17" table:number-columns-repeated="2"/>
          <table:table-cell table:style-name="ce12" table:number-columns-repeated="2"/>
          <table:table-cell table:number-columns-repeated="3"/>
          <table:table-cell table:style-name="ce42" office:value-type="string">
            <text:p>APARTAT B</text:p>
          </table:table-cell>
          <table:table-cell table:number-columns-repeated="19"/>
        </table:table-row>
        <table:table-row table:style-name="ro3">
          <table:table-cell office:value-type="float" office:value="197">
            <text:p>197</text:p>
          </table:table-cell>
          <table:table-cell table:style-name="ce8" office:value-type="float" office:value="1">
            <text:p>1</text:p>
          </table:table-cell>
          <table:table-cell table:style-name="ce8" table:formula="of:=([.C24]+1)" office:value-type="float" office:value="6">
            <text:p>6</text:p>
          </table:table-cell>
          <table:table-cell table:formula="of:=([.B25]/[.B140])" office:value-type="float" office:value="0.00757575757575758">
            <text:p>0,008</text:p>
          </table:table-cell>
          <table:table-cell table:formula="of:=([.E24]+[.D25])" office:value-type="float" office:value="0.0454545454545455">
            <text:p>0,045</text:p>
          </table:table-cell>
          <table:table-cell table:formula="of:=([.D25]*100)" office:value-type="float" office:value="0.757575757575758">
            <text:p>0,758</text:p>
          </table:table-cell>
          <table:table-cell table:formula="of:=([.E25]*100)" office:value-type="float" office:value="4.54545454545455">
            <text:p>4,545</text:p>
          </table:table-cell>
          <table:table-cell table:style-name="ce15" table:number-columns-repeated="2"/>
          <table:table-cell table:style-name="ce17"/>
          <table:table-cell table:style-name="ce15" table:number-columns-repeated="2"/>
          <table:table-cell/>
          <table:table-cell table:style-name="ce12"/>
          <table:table-cell table:number-columns-repeated="23"/>
        </table:table-row>
        <table:table-row table:style-name="ro3">
          <table:table-cell office:value-type="float" office:value="211">
            <text:p>211</text:p>
          </table:table-cell>
          <table:table-cell table:style-name="ce8" office:value-type="float" office:value="1">
            <text:p>1</text:p>
          </table:table-cell>
          <table:table-cell table:style-name="ce8" table:formula="of:=([.C25]+1)" office:value-type="float" office:value="7">
            <text:p>7</text:p>
          </table:table-cell>
          <table:table-cell table:formula="of:=([.B26]/[.B140])" office:value-type="float" office:value="0.00757575757575758">
            <text:p>0,008</text:p>
          </table:table-cell>
          <table:table-cell table:formula="of:=([.E25]+[.D26])" office:value-type="float" office:value="0.053030303030303">
            <text:p>0,053</text:p>
          </table:table-cell>
          <table:table-cell table:formula="of:=([.D26]*100)" office:value-type="float" office:value="0.757575757575758">
            <text:p>0,758</text:p>
          </table:table-cell>
          <table:table-cell table:formula="of:=([.E26]*100)" office:value-type="float" office:value="5.3030303030303">
            <text:p>5,303</text:p>
          </table:table-cell>
          <table:table-cell table:style-name="ce15" table:number-columns-repeated="2"/>
          <table:table-cell table:style-name="ce18" office:value-type="string">
            <text:p>RANG : </text:p>
          </table:table-cell>
          <table:table-cell table:style-name="ce23" table:formula="of:=([.A139]-[.A20])" office:value-type="float" office:value="1659">
            <text:p>1659</text:p>
          </table:table-cell>
          <table:table-cell table:style-name="ce15"/>
          <table:table-cell/>
          <table:table-cell table:style-name="ce12"/>
          <table:table-cell table:number-columns-repeated="3"/>
          <table:table-cell table:style-name="ce4" office:value-type="string">
            <text:p>xi</text:p>
          </table:table-cell>
          <table:table-cell table:style-name="ce4" office:value-type="string">
            <text:p>mi</text:p>
          </table:table-cell>
          <table:table-cell table:style-name="ce4" office:value-type="string">
            <text:p>ni</text:p>
          </table:table-cell>
          <table:table-cell table:style-name="ce4" office:value-type="string">
            <text:p>Ni</text:p>
          </table:table-cell>
          <table:table-cell table:style-name="ce4" office:value-type="string">
            <text:p>fi</text:p>
          </table:table-cell>
          <table:table-cell table:style-name="ce4" office:value-type="string">
            <text:p>Fi</text:p>
          </table:table-cell>
          <table:table-cell table:style-name="ce4" office:value-type="string">
            <text:p>pi</text:p>
          </table:table-cell>
          <table:table-cell table:style-name="ce4" office:value-type="string">
            <text:p>Pi</text:p>
          </table:table-cell>
          <table:table-cell table:number-columns-repeated="12"/>
        </table:table-row>
        <table:table-row table:style-name="ro3">
          <table:table-cell office:value-type="float" office:value="220">
            <text:p>220</text:p>
          </table:table-cell>
          <table:table-cell table:style-name="ce8" office:value-type="float" office:value="1">
            <text:p>1</text:p>
          </table:table-cell>
          <table:table-cell table:style-name="ce8" table:formula="of:=([.C26]+1)" office:value-type="float" office:value="8">
            <text:p>8</text:p>
          </table:table-cell>
          <table:table-cell table:formula="of:=([.B27]/[.B140])" office:value-type="float" office:value="0.00757575757575758">
            <text:p>0,008</text:p>
          </table:table-cell>
          <table:table-cell table:formula="of:=([.E26]+[.D27])" office:value-type="float" office:value="0.0606060606060606">
            <text:p>0,061</text:p>
          </table:table-cell>
          <table:table-cell table:formula="of:=([.D27]*100)" office:value-type="float" office:value="0.757575757575758">
            <text:p>0,758</text:p>
          </table:table-cell>
          <table:table-cell table:formula="of:=([.E27]*100)" office:value-type="float" office:value="6.06060606060606">
            <text:p>6,061</text:p>
          </table:table-cell>
          <table:table-cell table:style-name="ce15" table:number-columns-repeated="2"/>
          <table:table-cell table:style-name="ce18" office:value-type="string">
            <text:p>RANG <text:s text:c="2"/></text:p>
          </table:table-cell>
          <table:table-cell table:style-name="ce24" office:value-type="string">
            <text:p>INTERQUAR</text:p>
          </table:table-cell>
          <table:table-cell table:style-name="ce30" office:value-type="string">
            <text:p>TÍLIC:</text:p>
          </table:table-cell>
          <table:table-cell table:style-name="ce33" office:value-type="string">
            <text:p>Q3-Q1</text:p>
          </table:table-cell>
          <table:table-cell table:style-name="ce38" table:formula="of:=([.L29]-[.L30])" office:value-type="float" office:value="504">
            <text:p>504</text:p>
          </table:table-cell>
          <table:table-cell table:number-columns-repeated="3"/>
          <table:table-cell table:style-name="ce43" office:value-type="string">
            <text:p>[39-249)</text:p>
          </table:table-cell>
          <table:table-cell table:style-name="ce43" table:formula="of:=(([.A20]+[.A31])/2)" office:value-type="float" office:value="144">
            <text:p>144</text:p>
          </table:table-cell>
          <table:table-cell table:style-name="ce11" table:formula="of:=SUM([.B20:.B30])" office:value-type="float" office:value="12">
            <text:p>12</text:p>
          </table:table-cell>
          <table:table-cell table:style-name="ce11" table:formula="of:=([.T27])" office:value-type="float" office:value="12">
            <text:p>12</text:p>
          </table:table-cell>
          <table:table-cell table:style-name="ce11" table:formula="of:=([.T27]/[.T37])" office:value-type="float" office:value="0.0909090909090909">
            <text:p>0,09</text:p>
          </table:table-cell>
          <table:table-cell table:style-name="ce11" table:formula="of:=([.V27])" office:value-type="float" office:value="0.0909090909090909">
            <text:p>0,09</text:p>
          </table:table-cell>
          <table:table-cell table:style-name="ce11" table:formula="of:=([.V27]*100)" office:value-type="float" office:value="9.09090909090909">
            <text:p>9,09</text:p>
          </table:table-cell>
          <table:table-cell table:style-name="ce11" table:formula="of:=([.W27]*100)" office:value-type="float" office:value="9.09090909090909">
            <text:p>9,09</text:p>
          </table:table-cell>
          <table:table-cell table:number-columns-repeated="12"/>
        </table:table-row>
        <table:table-row table:style-name="ro3">
          <table:table-cell office:value-type="float" office:value="231">
            <text:p>231</text:p>
          </table:table-cell>
          <table:table-cell table:style-name="ce8" office:value-type="float" office:value="1">
            <text:p>1</text:p>
          </table:table-cell>
          <table:table-cell table:style-name="ce8" table:formula="of:=([.C27]+1)" office:value-type="float" office:value="9">
            <text:p>9</text:p>
          </table:table-cell>
          <table:table-cell table:formula="of:=([.B28]/[.B140])" office:value-type="float" office:value="0.00757575757575758">
            <text:p>0,008</text:p>
          </table:table-cell>
          <table:table-cell table:formula="of:=([.E27]+[.D28])" office:value-type="float" office:value="0.0681818181818182">
            <text:p>0,068</text:p>
          </table:table-cell>
          <table:table-cell table:formula="of:=([.D28]*100)" office:value-type="float" office:value="0.757575757575758">
            <text:p>0,758</text:p>
          </table:table-cell>
          <table:table-cell table:formula="of:=([.E28]*100)" office:value-type="float" office:value="6.81818181818182">
            <text:p>6,818</text:p>
          </table:table-cell>
          <table:table-cell table:style-name="ce15" table:number-columns-repeated="2"/>
          <table:table-cell table:style-name="ce17"/>
          <table:table-cell table:style-name="ce15" table:number-columns-repeated="2"/>
          <table:table-cell/>
          <table:table-cell table:style-name="ce12"/>
          <table:table-cell table:number-columns-repeated="3"/>
          <table:table-cell table:style-name="ce43" office:value-type="string">
            <text:p>[249-312)</text:p>
          </table:table-cell>
          <table:table-cell table:style-name="ce43" table:formula="of:=(([.A31]+[.A43])/2)" office:value-type="float" office:value="280.5">
            <text:p>280,5</text:p>
          </table:table-cell>
          <table:table-cell table:style-name="ce11" table:formula="of:=SUM([.B31:.B42])" office:value-type="float" office:value="16">
            <text:p>16</text:p>
          </table:table-cell>
          <table:table-cell table:style-name="ce11" table:formula="of:=([.U27]+[.T28])" office:value-type="float" office:value="28">
            <text:p>28</text:p>
          </table:table-cell>
          <table:table-cell table:style-name="ce11" table:formula="of:=([.T28]/[.T37])" office:value-type="float" office:value="0.121212121212121">
            <text:p>0,12</text:p>
          </table:table-cell>
          <table:table-cell table:style-name="ce11" table:formula="of:=([.W27]+[.V28])" office:value-type="float" office:value="0.212121212121212">
            <text:p>0,21</text:p>
          </table:table-cell>
          <table:table-cell table:style-name="ce11" table:formula="of:=([.V28]*100)" office:value-type="float" office:value="12.1212121212121">
            <text:p>12,12</text:p>
          </table:table-cell>
          <table:table-cell table:style-name="ce11" table:formula="of:=([.W28]*100)" office:value-type="float" office:value="21.2121212121212">
            <text:p>21,21</text:p>
          </table:table-cell>
          <table:table-cell table:number-columns-repeated="12"/>
        </table:table-row>
        <table:table-row table:style-name="ro3">
          <table:table-cell office:value-type="float" office:value="242">
            <text:p>242</text:p>
          </table:table-cell>
          <table:table-cell table:style-name="ce8" office:value-type="float" office:value="1">
            <text:p>1</text:p>
          </table:table-cell>
          <table:table-cell table:style-name="ce8" table:formula="of:=([.C28]+1)" office:value-type="float" office:value="10">
            <text:p>10</text:p>
          </table:table-cell>
          <table:table-cell table:formula="of:=([.B29]/[.B140])" office:value-type="float" office:value="0.00757575757575758">
            <text:p>0,008</text:p>
          </table:table-cell>
          <table:table-cell table:formula="of:=([.E28]+[.D29])" office:value-type="float" office:value="0.0757575757575757">
            <text:p>0,076</text:p>
          </table:table-cell>
          <table:table-cell table:formula="of:=([.D29]*100)" office:value-type="float" office:value="0.757575757575758">
            <text:p>0,758</text:p>
          </table:table-cell>
          <table:table-cell table:formula="of:=([.E29]*100)" office:value-type="float" office:value="7.57575757575757">
            <text:p>7,576</text:p>
          </table:table-cell>
          <table:table-cell table:style-name="ce15" table:number-columns-repeated="2"/>
          <table:table-cell table:style-name="ce17"/>
          <table:table-cell table:style-name="ce25" office:value-type="string">
            <text:p>Q3</text:p>
          </table:table-cell>
          <table:table-cell table:style-name="ce25" table:formula="of:=([.A107])" office:value-type="float" office:value="854">
            <text:p>854</text:p>
          </table:table-cell>
          <table:table-cell/>
          <table:table-cell table:style-name="ce12"/>
          <table:table-cell table:number-columns-repeated="3"/>
          <table:table-cell table:style-name="ce43" office:value-type="string">
            <text:p>[312-408)</text:p>
          </table:table-cell>
          <table:table-cell table:style-name="ce43" table:formula="of:=(([.A43]+[.A55])/2)" office:value-type="float" office:value="360">
            <text:p>360</text:p>
          </table:table-cell>
          <table:table-cell table:style-name="ce11" table:formula="of:=SUM([.B43:.B54])" office:value-type="float" office:value="13">
            <text:p>13</text:p>
          </table:table-cell>
          <table:table-cell table:style-name="ce11" table:formula="of:=([.U28]+[.T29])" office:value-type="float" office:value="41">
            <text:p>41</text:p>
          </table:table-cell>
          <table:table-cell table:style-name="ce11" table:formula="of:=([.T29]/[.T37])" office:value-type="float" office:value="0.0984848484848485">
            <text:p>0,1</text:p>
          </table:table-cell>
          <table:table-cell table:style-name="ce11" table:formula="of:=([.W28]+[.V29])" office:value-type="float" office:value="0.310606060606061">
            <text:p>0,31</text:p>
          </table:table-cell>
          <table:table-cell table:style-name="ce11" table:formula="of:=([.V29]*100)" office:value-type="float" office:value="9.84848484848485">
            <text:p>9,85</text:p>
          </table:table-cell>
          <table:table-cell table:style-name="ce11" table:formula="of:=([.W29]*100)" office:value-type="float" office:value="31.0606060606061">
            <text:p>31,06</text:p>
          </table:table-cell>
          <table:table-cell table:number-columns-repeated="12"/>
        </table:table-row>
        <table:table-row table:style-name="ro3">
          <table:table-cell office:value-type="float" office:value="246">
            <text:p>246</text:p>
          </table:table-cell>
          <table:table-cell table:style-name="ce8" office:value-type="float" office:value="2">
            <text:p>2</text:p>
          </table:table-cell>
          <table:table-cell table:style-name="ce8" table:formula="of:=([.C29]+2)" office:value-type="float" office:value="12">
            <text:p>12</text:p>
          </table:table-cell>
          <table:table-cell table:formula="of:=([.B30]/[.B140])" office:value-type="float" office:value="0.0151515151515152">
            <text:p>0,015</text:p>
          </table:table-cell>
          <table:table-cell table:formula="of:=([.E29]+[.D30])" office:value-type="float" office:value="0.0909090909090909">
            <text:p>0,091</text:p>
          </table:table-cell>
          <table:table-cell table:formula="of:=([.D30]*100)" office:value-type="float" office:value="1.51515151515152">
            <text:p>1,515</text:p>
          </table:table-cell>
          <table:table-cell table:formula="of:=([.E30]*100)" office:value-type="float" office:value="9.09090909090909">
            <text:p>9,091</text:p>
          </table:table-cell>
          <table:table-cell table:style-name="ce15" table:number-columns-repeated="2"/>
          <table:table-cell table:style-name="ce17"/>
          <table:table-cell table:style-name="ce25" office:value-type="string">
            <text:p>Q1</text:p>
          </table:table-cell>
          <table:table-cell table:style-name="ce25" table:formula="of:=([.A47])" office:value-type="float" office:value="350">
            <text:p>350</text:p>
          </table:table-cell>
          <table:table-cell/>
          <table:table-cell table:style-name="ce12"/>
          <table:table-cell table:number-columns-repeated="3"/>
          <table:table-cell table:style-name="ce43" office:value-type="string">
            <text:p>[408-440)</text:p>
          </table:table-cell>
          <table:table-cell table:style-name="ce43" table:formula="of:=(([.A55]+[.A67])/2)" office:value-type="float" office:value="424">
            <text:p>424</text:p>
          </table:table-cell>
          <table:table-cell table:style-name="ce11" table:formula="of:=SUM([.B55:.B66])" office:value-type="float" office:value="15">
            <text:p>15</text:p>
          </table:table-cell>
          <table:table-cell table:style-name="ce11" table:formula="of:=([.U29]+[.T30])" office:value-type="float" office:value="56">
            <text:p>56</text:p>
          </table:table-cell>
          <table:table-cell table:style-name="ce11" table:formula="of:=([.T30]/[.T37])" office:value-type="float" office:value="0.113636363636364">
            <text:p>0,11</text:p>
          </table:table-cell>
          <table:table-cell table:style-name="ce11" table:formula="of:=([.W29]+[.V30])" office:value-type="float" office:value="0.424242424242424">
            <text:p>0,42</text:p>
          </table:table-cell>
          <table:table-cell table:style-name="ce11" table:formula="of:=([.V30]*100)" office:value-type="float" office:value="11.3636363636364">
            <text:p>11,36</text:p>
          </table:table-cell>
          <table:table-cell table:style-name="ce11" table:formula="of:=([.W30]*100)" office:value-type="float" office:value="42.4242424242424">
            <text:p>42,42</text:p>
          </table:table-cell>
          <table:table-cell table:number-columns-repeated="12"/>
        </table:table-row>
        <table:table-row table:style-name="ro3">
          <table:table-cell office:value-type="float" office:value="249">
            <text:p>249</text:p>
          </table:table-cell>
          <table:table-cell table:style-name="ce8" office:value-type="float" office:value="2">
            <text:p>2</text:p>
          </table:table-cell>
          <table:table-cell table:style-name="ce8" table:formula="of:=([.C30]+2)" office:value-type="float" office:value="14">
            <text:p>14</text:p>
          </table:table-cell>
          <table:table-cell table:formula="of:=([.B31]/[.B140])" office:value-type="float" office:value="0.0151515151515152">
            <text:p>0,015</text:p>
          </table:table-cell>
          <table:table-cell table:formula="of:=([.E30]+[.D31])" office:value-type="float" office:value="0.106060606060606">
            <text:p>0,106</text:p>
          </table:table-cell>
          <table:table-cell table:formula="of:=([.D31]*100)" office:value-type="float" office:value="1.51515151515152">
            <text:p>1,515</text:p>
          </table:table-cell>
          <table:table-cell table:formula="of:=([.E31]*100)" office:value-type="float" office:value="10.6060606060606">
            <text:p>10,606</text:p>
          </table:table-cell>
          <table:table-cell table:style-name="ce15" table:number-columns-repeated="2"/>
          <table:table-cell table:style-name="ce17"/>
          <table:table-cell table:style-name="ce15" table:number-columns-repeated="2"/>
          <table:table-cell/>
          <table:table-cell table:style-name="ce12"/>
          <table:table-cell table:number-columns-repeated="3"/>
          <table:table-cell table:style-name="ce43" office:value-type="string">
            <text:p>[440-548)</text:p>
          </table:table-cell>
          <table:table-cell table:style-name="ce43" table:formula="of:=(([.A67]+[.A79])/2)" office:value-type="float" office:value="494">
            <text:p>494</text:p>
          </table:table-cell>
          <table:table-cell table:style-name="ce11" table:formula="of:=(SUM([.B67:.B78]))" office:value-type="float" office:value="13">
            <text:p>13</text:p>
          </table:table-cell>
          <table:table-cell table:style-name="ce11" table:formula="of:=([.U30]+[.T31])" office:value-type="float" office:value="69">
            <text:p>69</text:p>
          </table:table-cell>
          <table:table-cell table:style-name="ce11" table:formula="of:=([.T31]/[.T37])" office:value-type="float" office:value="0.0984848484848485">
            <text:p>0,1</text:p>
          </table:table-cell>
          <table:table-cell table:style-name="ce11" table:formula="of:=([.W30]+[.V31])" office:value-type="float" office:value="0.522727272727273">
            <text:p>0,52</text:p>
          </table:table-cell>
          <table:table-cell table:style-name="ce11" table:formula="of:=([.V31]*100)" office:value-type="float" office:value="9.84848484848485">
            <text:p>9,85</text:p>
          </table:table-cell>
          <table:table-cell table:style-name="ce11" table:formula="of:=([.W31]*100)" office:value-type="float" office:value="52.2727272727273">
            <text:p>52,27</text:p>
          </table:table-cell>
          <table:table-cell table:number-columns-repeated="12"/>
        </table:table-row>
        <table:table-row table:style-name="ro3">
          <table:table-cell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table:formula="of:=([.C31]+2)" office:value-type="float" office:value="16">
            <text:p>16</text:p>
          </table:table-cell>
          <table:table-cell table:formula="of:=([.B32]/[.B140])" office:value-type="float" office:value="0.0151515151515152">
            <text:p>0,015</text:p>
          </table:table-cell>
          <table:table-cell table:formula="of:=([.E31]+[.D32])" office:value-type="float" office:value="0.121212121212121">
            <text:p>0,121</text:p>
          </table:table-cell>
          <table:table-cell table:formula="of:=([.D32]*100)" office:value-type="float" office:value="1.51515151515152">
            <text:p>1,515</text:p>
          </table:table-cell>
          <table:table-cell table:formula="of:=([.E32]*100)" office:value-type="float" office:value="12.1212121212121">
            <text:p>12,121</text:p>
          </table:table-cell>
          <table:table-cell table:style-name="ce15" table:number-columns-repeated="2"/>
          <table:table-cell table:style-name="ce17"/>
          <table:table-cell table:style-name="ce15" table:number-columns-repeated="2"/>
          <table:table-cell/>
          <table:table-cell table:style-name="ce12"/>
          <table:table-cell table:number-columns-repeated="3"/>
          <table:table-cell table:style-name="ce43" office:value-type="string">
            <text:p>[548-627)</text:p>
          </table:table-cell>
          <table:table-cell table:style-name="ce43" table:formula="of:=(([.A79]+[.A91])/2)" office:value-type="float" office:value="587.5">
            <text:p>587,5</text:p>
          </table:table-cell>
          <table:table-cell table:style-name="ce11" table:formula="of:=SUM([.B79:.B90])" office:value-type="float" office:value="12">
            <text:p>12</text:p>
          </table:table-cell>
          <table:table-cell table:style-name="ce11" table:formula="of:=([.U31]+[.T32])" office:value-type="float" office:value="81">
            <text:p>81</text:p>
          </table:table-cell>
          <table:table-cell table:style-name="ce11" table:formula="of:=([.T32]/[.T37])" office:value-type="float" office:value="0.0909090909090909">
            <text:p>0,09</text:p>
          </table:table-cell>
          <table:table-cell table:style-name="ce11" table:formula="of:=([.W31]+[.V32])" office:value-type="float" office:value="0.613636363636364">
            <text:p>0,61</text:p>
          </table:table-cell>
          <table:table-cell table:style-name="ce11" table:formula="of:=([.V32]*100)" office:value-type="float" office:value="9.09090909090909">
            <text:p>9,09</text:p>
          </table:table-cell>
          <table:table-cell table:style-name="ce11" table:formula="of:=([.W32]*100)" office:value-type="float" office:value="61.3636363636364">
            <text:p>61,36</text:p>
          </table:table-cell>
          <table:table-cell table:number-columns-repeated="12"/>
        </table:table-row>
        <table:table-row table:style-name="ro3">
          <table:table-cell office:value-type="float" office:value="262">
            <text:p>262</text:p>
          </table:table-cell>
          <table:table-cell table:style-name="ce8" office:value-type="float" office:value="1">
            <text:p>1</text:p>
          </table:table-cell>
          <table:table-cell table:style-name="ce8" table:formula="of:=([.C32]+1)" office:value-type="float" office:value="17">
            <text:p>17</text:p>
          </table:table-cell>
          <table:table-cell table:formula="of:=([.B33]/[.B140])" office:value-type="float" office:value="0.00757575757575758">
            <text:p>0,008</text:p>
          </table:table-cell>
          <table:table-cell table:formula="of:=([.E32]+[.D33])" office:value-type="float" office:value="0.128787878787879">
            <text:p>0,129</text:p>
          </table:table-cell>
          <table:table-cell table:formula="of:=([.D33]*100)" office:value-type="float" office:value="0.757575757575758">
            <text:p>0,758</text:p>
          </table:table-cell>
          <table:table-cell table:formula="of:=([.E33]*100)" office:value-type="float" office:value="12.8787878787879">
            <text:p>12,879</text:p>
          </table:table-cell>
          <table:table-cell table:style-name="ce15" table:number-columns-repeated="2"/>
          <table:table-cell table:style-name="ce19" office:value-type="string">
            <text:p>VALORS</text:p>
          </table:table-cell>
          <table:table-cell table:style-name="ce26" office:value-type="string">
            <text:p>DIAGRAMA</text:p>
          </table:table-cell>
          <table:table-cell table:style-name="ce26" office:value-type="string">
            <text:p>DE CAPSA</text:p>
          </table:table-cell>
          <table:table-cell table:style-name="ce34"/>
          <table:table-cell table:style-name="ce39"/>
          <table:table-cell table:number-columns-repeated="3"/>
          <table:table-cell table:style-name="ce43" office:value-type="string">
            <text:p>[627-814)</text:p>
          </table:table-cell>
          <table:table-cell table:style-name="ce43" table:formula="of:=(([.A91]+[.A103])/2)" office:value-type="float" office:value="720.5">
            <text:p>720,5</text:p>
          </table:table-cell>
          <table:table-cell table:style-name="ce11" table:formula="of:=SUM([.B91:.B102])" office:value-type="float" office:value="12">
            <text:p>12</text:p>
          </table:table-cell>
          <table:table-cell table:style-name="ce11" table:formula="of:=([.U32]+[.T33])" office:value-type="float" office:value="93">
            <text:p>93</text:p>
          </table:table-cell>
          <table:table-cell table:style-name="ce11" table:formula="of:=([.T33]/[.T37])" office:value-type="float" office:value="0.0909090909090909">
            <text:p>0,09</text:p>
          </table:table-cell>
          <table:table-cell table:style-name="ce11" table:formula="of:=([.W32]+[.V33])" office:value-type="float" office:value="0.704545454545455">
            <text:p>0,7</text:p>
          </table:table-cell>
          <table:table-cell table:style-name="ce11" table:formula="of:=([.V33]*100)" office:value-type="float" office:value="9.09090909090909">
            <text:p>9,09</text:p>
          </table:table-cell>
          <table:table-cell table:style-name="ce11" table:formula="of:=([.W33]*100)" office:value-type="float" office:value="70.4545454545455">
            <text:p>70,45</text:p>
          </table:table-cell>
          <table:table-cell table:number-columns-repeated="12"/>
        </table:table-row>
        <table:table-row table:style-name="ro3">
          <table:table-cell office:value-type="float" office:value="274">
            <text:p>274</text:p>
          </table:table-cell>
          <table:table-cell table:style-name="ce8" office:value-type="float" office:value="1">
            <text:p>1</text:p>
          </table:table-cell>
          <table:table-cell table:style-name="ce8" table:formula="of:=([.C33]+1)" office:value-type="float" office:value="18">
            <text:p>18</text:p>
          </table:table-cell>
          <table:table-cell table:formula="of:=([.B34]/[.B140])" office:value-type="float" office:value="0.00757575757575758">
            <text:p>0,008</text:p>
          </table:table-cell>
          <table:table-cell table:formula="of:=([.E33]+[.D34])" office:value-type="float" office:value="0.136363636363636">
            <text:p>0,136</text:p>
          </table:table-cell>
          <table:table-cell table:formula="of:=([.D34]*100)" office:value-type="float" office:value="0.757575757575758">
            <text:p>0,758</text:p>
          </table:table-cell>
          <table:table-cell table:formula="of:=([.E34]*100)" office:value-type="float" office:value="13.6363636363636">
            <text:p>13,636</text:p>
          </table:table-cell>
          <table:table-cell table:style-name="ce15" table:number-columns-repeated="2"/>
          <table:table-cell table:style-name="ce20"/>
          <table:table-cell table:style-name="ce15" table:number-columns-repeated="2"/>
          <table:table-cell/>
          <table:table-cell table:style-name="ce40"/>
          <table:table-cell table:number-columns-repeated="3"/>
          <table:table-cell table:style-name="ce43" office:value-type="string">
            <text:p>[814-976)</text:p>
          </table:table-cell>
          <table:table-cell table:style-name="ce43" table:formula="of:=(([.A103]+[.A115])/2)" office:value-type="float" office:value="895">
            <text:p>895</text:p>
          </table:table-cell>
          <table:table-cell table:style-name="ce11" table:formula="of:=SUM([.B103:.B114])" office:value-type="float" office:value="14">
            <text:p>14</text:p>
          </table:table-cell>
          <table:table-cell table:style-name="ce11" table:formula="of:=([.U33]+[.T34])" office:value-type="float" office:value="107">
            <text:p>107</text:p>
          </table:table-cell>
          <table:table-cell table:style-name="ce11" table:formula="of:=([.T34]/[.T37])" office:value-type="float" office:value="0.106060606060606">
            <text:p>0,11</text:p>
          </table:table-cell>
          <table:table-cell table:style-name="ce11" table:formula="of:=([.W33]+[.V34])" office:value-type="float" office:value="0.810606060606061">
            <text:p>0,81</text:p>
          </table:table-cell>
          <table:table-cell table:style-name="ce11" table:formula="of:=([.V34]*100)" office:value-type="float" office:value="10.6060606060606">
            <text:p>10,61</text:p>
          </table:table-cell>
          <table:table-cell table:style-name="ce11" table:formula="of:=([.W34]*100)" office:value-type="float" office:value="81.0606060606061">
            <text:p>81,06</text:p>
          </table:table-cell>
          <table:table-cell table:number-columns-repeated="1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table:formula="of:=([.C34]+1)" office:value-type="float" office:value="19">
            <text:p>19</text:p>
          </table:table-cell>
          <table:table-cell table:formula="of:=([.B35]/[.B140])" office:value-type="float" office:value="0.00757575757575758">
            <text:p>0,008</text:p>
          </table:table-cell>
          <table:table-cell table:formula="of:=([.E34]+[.D35])" office:value-type="float" office:value="0.143939393939394">
            <text:p>0,144</text:p>
          </table:table-cell>
          <table:table-cell table:formula="of:=([.D35]*100)" office:value-type="float" office:value="0.757575757575758">
            <text:p>0,758</text:p>
          </table:table-cell>
          <table:table-cell table:formula="of:=([.E35]*100)" office:value-type="float" office:value="14.3939393939394">
            <text:p>14,394</text:p>
          </table:table-cell>
          <table:table-cell table:number-columns-repeated="2"/>
          <table:table-cell table:style-name="ce21"/>
          <table:table-cell table:style-name="ce27" office:value-type="string">
            <text:p>LÍMIT EXTREM INFERIOR :</text:p>
          </table:table-cell>
          <table:table-cell table:style-name="ce27"/>
          <table:table-cell table:style-name="ce35" office:value-type="string">
            <text:p>Q1- 3·RIQ</text:p>
          </table:table-cell>
          <table:table-cell table:style-name="ce40" table:formula="of:=([.L30]-3*[.N27])" office:value-type="float" office:value="-1162">
            <text:p>-1162</text:p>
          </table:table-cell>
          <table:table-cell table:number-columns-repeated="3"/>
          <table:table-cell table:style-name="ce43" office:value-type="string">
            <text:p>[976-1160)</text:p>
          </table:table-cell>
          <table:table-cell table:style-name="ce43" table:formula="of:=(([.A115]+[.A127])/2)" office:value-type="float" office:value="1068">
            <text:p>1068</text:p>
          </table:table-cell>
          <table:table-cell table:style-name="ce11" table:formula="of:=SUM([.B115:.B126])" office:value-type="float" office:value="12">
            <text:p>12</text:p>
          </table:table-cell>
          <table:table-cell table:style-name="ce11" table:formula="of:=([.U34]+[.T35])" office:value-type="float" office:value="119">
            <text:p>119</text:p>
          </table:table-cell>
          <table:table-cell table:style-name="ce11" table:formula="of:=([.T35]/[.T37])" office:value-type="float" office:value="0.0909090909090909">
            <text:p>0,09</text:p>
          </table:table-cell>
          <table:table-cell table:style-name="ce11" table:formula="of:=([.W34]+[.V35])" office:value-type="float" office:value="0.901515151515152">
            <text:p>0,9</text:p>
          </table:table-cell>
          <table:table-cell table:style-name="ce11" table:formula="of:=([.V35]*100)" office:value-type="float" office:value="9.09090909090909">
            <text:p>9,09</text:p>
          </table:table-cell>
          <table:table-cell table:style-name="ce11" table:formula="of:=([.W35]*100)" office:value-type="float" office:value="90.1515151515152">
            <text:p>90,15</text:p>
          </table:table-cell>
          <table:table-cell table:number-columns-repeated="12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table:formula="of:=([.C35]+1)" office:value-type="float" office:value="20">
            <text:p>20</text:p>
          </table:table-cell>
          <table:table-cell table:formula="of:=([.B36]/[.B140])" office:value-type="float" office:value="0.00757575757575758">
            <text:p>0,008</text:p>
          </table:table-cell>
          <table:table-cell table:formula="of:=([.E35]+[.D36])" office:value-type="float" office:value="0.151515151515152">
            <text:p>0,152</text:p>
          </table:table-cell>
          <table:table-cell table:formula="of:=([.D36]*100)" office:value-type="float" office:value="0.757575757575758">
            <text:p>0,758</text:p>
          </table:table-cell>
          <table:table-cell table:formula="of:=([.E36]*100)" office:value-type="float" office:value="15.1515151515152">
            <text:p>15,152</text:p>
          </table:table-cell>
          <table:table-cell table:number-columns-repeated="2"/>
          <table:table-cell table:style-name="ce21"/>
          <table:table-cell table:style-name="ce28" office:value-type="string">
            <text:p>LÍMIT ATÍPIC INFERIOR :</text:p>
          </table:table-cell>
          <table:table-cell/>
          <table:table-cell table:style-name="ce35" office:value-type="string">
            <text:p>Q1- 1,5·RIQ</text:p>
          </table:table-cell>
          <table:table-cell table:style-name="ce40" table:formula="of:=([.L30]-1.5*[.N27])" office:value-type="float" office:value="-406">
            <text:p>-406</text:p>
          </table:table-cell>
          <table:table-cell table:number-columns-repeated="3"/>
          <table:table-cell table:style-name="ce43" office:value-type="string">
            <text:p>[1160-1698]</text:p>
          </table:table-cell>
          <table:table-cell table:style-name="ce43" table:formula="of:=(([.A127]+[.A139])/2)" office:value-type="float" office:value="1429">
            <text:p>1429</text:p>
          </table:table-cell>
          <table:table-cell table:style-name="ce11" table:formula="of:=SUM([.B127:.B139])" office:value-type="float" office:value="13">
            <text:p>13</text:p>
          </table:table-cell>
          <table:table-cell table:style-name="ce11" table:formula="of:=([.U35]+[.T36])" office:value-type="float" office:value="132">
            <text:p>132</text:p>
          </table:table-cell>
          <table:table-cell table:style-name="ce11" table:formula="of:=([.T36]/[.T37])" office:value-type="float" office:value="0.0984848484848485">
            <text:p>0,1</text:p>
          </table:table-cell>
          <table:table-cell table:style-name="ce11" table:formula="of:=([.W35]+[.V36])" office:value-type="float" office:value="1">
            <text:p>1</text:p>
          </table:table-cell>
          <table:table-cell table:style-name="ce11" table:formula="of:=([.V36]*100)" office:value-type="float" office:value="9.84848484848485">
            <text:p>9,85</text:p>
          </table:table-cell>
          <table:table-cell table:style-name="ce11" table:formula="of:=([.W36]*100)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table:formula="of:=([.C36]+1)" office:value-type="float" office:value="21">
            <text:p>21</text:p>
          </table:table-cell>
          <table:table-cell table:formula="of:=([.B37]/[.B140])" office:value-type="float" office:value="0.00757575757575758">
            <text:p>0,008</text:p>
          </table:table-cell>
          <table:table-cell table:formula="of:=([.E36]+[.D37])" office:value-type="float" office:value="0.159090909090909">
            <text:p>0,159</text:p>
          </table:table-cell>
          <table:table-cell table:formula="of:=([.D37]*100)" office:value-type="float" office:value="0.757575757575758">
            <text:p>0,758</text:p>
          </table:table-cell>
          <table:table-cell table:formula="of:=([.E37]*100)" office:value-type="float" office:value="15.9090909090909">
            <text:p>15,909</text:p>
          </table:table-cell>
          <table:table-cell table:number-columns-repeated="2"/>
          <table:table-cell table:style-name="ce21"/>
          <table:table-cell table:style-name="ce28" office:value-type="string">
            <text:p>PRIMER QUARTIL:</text:p>
          </table:table-cell>
          <table:table-cell table:number-columns-repeated="2"/>
          <table:table-cell table:style-name="ce40" table:formula="of:=([.L30])" office:value-type="float" office:value="350">
            <text:p>350</text:p>
          </table:table-cell>
          <table:table-cell table:number-columns-repeated="3"/>
          <table:table-cell table:style-name="ce12" table:number-columns-repeated="2"/>
          <table:table-cell table:style-name="ce11" table:formula="of:=SUM([.T27:.T36])" office:value-type="float" office:value="132">
            <text:p>132</text:p>
          </table:table-cell>
          <table:table-cell table:style-name="ce12"/>
          <table:table-cell table:style-name="ce11" table:formula="of:=(SUM([.V27:.V36]))" office:value-type="float" office:value="1">
            <text:p>1</text:p>
          </table:table-cell>
          <table:table-cell table:style-name="ce12" table:number-columns-repeated="3"/>
          <table:table-cell table:number-columns-repeated="12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table:formula="of:=([.C37]+1)" office:value-type="float" office:value="22">
            <text:p>22</text:p>
          </table:table-cell>
          <table:table-cell table:formula="of:=([.B38]/[.B140])" office:value-type="float" office:value="0.00757575757575758">
            <text:p>0,008</text:p>
          </table:table-cell>
          <table:table-cell table:formula="of:=([.E37]+[.D38])" office:value-type="float" office:value="0.166666666666667">
            <text:p>0,167</text:p>
          </table:table-cell>
          <table:table-cell table:formula="of:=([.D38]*100)" office:value-type="float" office:value="0.757575757575758">
            <text:p>0,758</text:p>
          </table:table-cell>
          <table:table-cell table:formula="of:=([.E38]*100)" office:value-type="float" office:value="16.6666666666667">
            <text:p>16,667</text:p>
          </table:table-cell>
          <table:table-cell table:number-columns-repeated="2"/>
          <table:table-cell table:style-name="ce21"/>
          <table:table-cell table:style-name="ce28" office:value-type="string">
            <text:p>MEDIANA:</text:p>
          </table:table-cell>
          <table:table-cell table:number-columns-repeated="2"/>
          <table:table-cell table:style-name="ce40" table:formula="of:=([.A76])" office:value-type="float" office:value="540">
            <text:p>540</text:p>
          </table:table-cell>
          <table:table-cell table:number-columns-repeated="2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formula="of:=([.C38]+1)" office:value-type="float" office:value="23">
            <text:p>23</text:p>
          </table:table-cell>
          <table:table-cell table:formula="of:=([.B39]/[.B140])" office:value-type="float" office:value="0.00757575757575758">
            <text:p>0,008</text:p>
          </table:table-cell>
          <table:table-cell table:formula="of:=([.E38]+[.D39])" office:value-type="float" office:value="0.174242424242424">
            <text:p>0,174</text:p>
          </table:table-cell>
          <table:table-cell table:formula="of:=([.D39]*100)" office:value-type="float" office:value="0.757575757575758">
            <text:p>0,758</text:p>
          </table:table-cell>
          <table:table-cell table:formula="of:=([.E39]*100)" office:value-type="float" office:value="17.4242424242424">
            <text:p>17,424</text:p>
          </table:table-cell>
          <table:table-cell table:number-columns-repeated="2"/>
          <table:table-cell table:style-name="ce21"/>
          <table:table-cell table:style-name="ce28" office:value-type="string">
            <text:p>TERCER QUARTIL:</text:p>
          </table:table-cell>
          <table:table-cell table:style-name="ce28"/>
          <table:table-cell/>
          <table:table-cell table:style-name="ce40" table:formula="of:=([.L29])" office:value-type="float" office:value="854">
            <text:p>854</text:p>
          </table:table-cell>
          <table:table-cell table:number-columns-repeated="2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table:formula="of:=([.C39]+1)" office:value-type="float" office:value="24">
            <text:p>24</text:p>
          </table:table-cell>
          <table:table-cell table:formula="of:=([.B40]/[.B140])" office:value-type="float" office:value="0.00757575757575758">
            <text:p>0,008</text:p>
          </table:table-cell>
          <table:table-cell table:formula="of:=([.E39]+[.D40])" office:value-type="float" office:value="0.181818181818182">
            <text:p>0,182</text:p>
          </table:table-cell>
          <table:table-cell table:formula="of:=([.D40]*100)" office:value-type="float" office:value="0.757575757575758">
            <text:p>0,758</text:p>
          </table:table-cell>
          <table:table-cell table:formula="of:=([.E40]*100)" office:value-type="float" office:value="18.1818181818182">
            <text:p>18,182</text:p>
          </table:table-cell>
          <table:table-cell table:number-columns-repeated="2"/>
          <table:table-cell table:style-name="ce21"/>
          <table:table-cell table:style-name="ce28" office:value-type="string">
            <text:p>LÍMIT ATÍPIC SUPERIOR :</text:p>
          </table:table-cell>
          <table:table-cell table:style-name="ce28"/>
          <table:table-cell table:style-name="ce35" office:value-type="string">
            <text:p>Q3+1,5·RIQ</text:p>
          </table:table-cell>
          <table:table-cell table:style-name="ce40" table:formula="of:=([.L29]+1.5*[.N27])" office:value-type="float" office:value="1610">
            <text:p>1610</text:p>
          </table:table-cell>
          <table:table-cell table:number-columns-repeated="3"/>
          <table:table-cell table:style-name="ce44" office:value-type="string">
            <text:p>MODA:</text:p>
          </table:table-cell>
          <table:table-cell table:style-name="ce46" table:formula="of:=([.S28])" office:value-type="float" office:value="280.5">
            <text:p>280,5</text:p>
          </table:table-cell>
          <table:table-cell table:style-name="ce12"/>
          <table:table-cell table:number-columns-repeated="17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table:formula="of:=([.C40]+3)" office:value-type="float" office:value="27">
            <text:p>27</text:p>
          </table:table-cell>
          <table:table-cell table:formula="of:=([.B41]/[.B140])" office:value-type="float" office:value="0.0227272727272727">
            <text:p>0,023</text:p>
          </table:table-cell>
          <table:table-cell table:formula="of:=([.E40]+[.D41])" office:value-type="float" office:value="0.204545454545454">
            <text:p>0,205</text:p>
          </table:table-cell>
          <table:table-cell table:formula="of:=([.D41]*100)" office:value-type="float" office:value="2.27272727272727">
            <text:p>2,273</text:p>
          </table:table-cell>
          <table:table-cell table:formula="of:=([.E41]*100)" office:value-type="float" office:value="20.4545454545454">
            <text:p>20,455</text:p>
          </table:table-cell>
          <table:table-cell table:number-columns-repeated="2"/>
          <table:table-cell table:style-name="ce22"/>
          <table:table-cell table:style-name="ce29" office:value-type="string">
            <text:p>LÍMIT EXTREM SUPERIOR </text:p>
          </table:table-cell>
          <table:table-cell table:style-name="ce31"/>
          <table:table-cell table:style-name="ce36" office:value-type="string">
            <text:p>Q3+3·RIQ</text:p>
          </table:table-cell>
          <table:table-cell table:style-name="ce41" table:formula="of:=([.L29]+3*[.N27])" office:value-type="float" office:value="2366">
            <text:p>2366</text:p>
          </table:table-cell>
          <table:table-cell table:number-columns-repeated="3"/>
          <table:table-cell table:style-name="ce45"/>
          <table:table-cell table:style-name="ce33"/>
          <table:table-cell table:style-name="ce12"/>
          <table:table-cell table:number-columns-repeated="17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table:formula="of:=([.C41]+1)" office:value-type="float" office:value="28">
            <text:p>28</text:p>
          </table:table-cell>
          <table:table-cell table:formula="of:=([.B42]/[.B140])" office:value-type="float" office:value="0.00757575757575758">
            <text:p>0,008</text:p>
          </table:table-cell>
          <table:table-cell table:formula="of:=([.E41]+[.D42])" office:value-type="float" office:value="0.212121212121212">
            <text:p>0,212</text:p>
          </table:table-cell>
          <table:table-cell table:formula="of:=([.D42]*100)" office:value-type="float" office:value="0.757575757575758">
            <text:p>0,758</text:p>
          </table:table-cell>
          <table:table-cell table:formula="of:=([.E42]*100)" office:value-type="float" office:value="21.2121212121212">
            <text:p>21,212</text:p>
          </table:table-cell>
          <table:table-cell table:number-columns-repeated="10"/>
          <table:table-cell table:style-name="ce44" office:value-type="string">
            <text:p>MITJANA:</text:p>
          </table:table-cell>
          <table:table-cell table:style-name="ce46" table:formula="of:=((([.S27]*[.T27])+([.S28]*[.T28])+([.S29]*[.T29])+([.S30]*[.T30])+([.S31]*[.T31])+([.S32]*[.T32])+([.S33]*[.T33])+([.S34]*[.T34])+([.S35]*[.T35])+([.S36]*[.T36]))/132)" office:value-type="float" office:value="631.037878787879">
            <text:p>631,04</text:p>
          </table:table-cell>
          <table:table-cell table:style-name="ce12"/>
          <table:table-cell table:number-columns-repeated="17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table:formula="of:=([.C42]+1)" office:value-type="float" office:value="29">
            <text:p>29</text:p>
          </table:table-cell>
          <table:table-cell table:formula="of:=([.B43]/[.B140])" office:value-type="float" office:value="0.00757575757575758">
            <text:p>0,008</text:p>
          </table:table-cell>
          <table:table-cell table:formula="of:=([.E42]+[.D43])" office:value-type="float" office:value="0.21969696969697">
            <text:p>0,220</text:p>
          </table:table-cell>
          <table:table-cell table:formula="of:=([.D43]*100)" office:value-type="float" office:value="0.757575757575758">
            <text:p>0,758</text:p>
          </table:table-cell>
          <table:table-cell table:formula="of:=([.E43]*100)" office:value-type="float" office:value="21.969696969697">
            <text:p>21,970</text:p>
          </table:table-cell>
          <table:table-cell table:number-columns-repeated="10"/>
          <table:table-cell table:style-name="ce33" table:number-columns-repeated="2"/>
          <table:table-cell table:style-name="ce12"/>
          <table:table-cell table:number-columns-repeated="17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table:formula="of:=([.C43]+1)" office:value-type="float" office:value="30">
            <text:p>30</text:p>
          </table:table-cell>
          <table:table-cell table:formula="of:=([.B44]/[.B140])" office:value-type="float" office:value="0.00757575757575758">
            <text:p>0,008</text:p>
          </table:table-cell>
          <table:table-cell table:formula="of:=([.E43]+[.D44])" office:value-type="float" office:value="0.227272727272727">
            <text:p>0,227</text:p>
          </table:table-cell>
          <table:table-cell table:formula="of:=([.D44]*100)" office:value-type="float" office:value="0.757575757575758">
            <text:p>0,758</text:p>
          </table:table-cell>
          <table:table-cell table:formula="of:=([.E44]*100)" office:value-type="float" office:value="22.7272727272727">
            <text:p>22,727</text:p>
          </table:table-cell>
          <table:table-cell table:number-columns-repeated="10"/>
          <table:table-cell table:style-name="ce44" office:value-type="string">
            <text:p>MEDIANA:</text:p>
          </table:table-cell>
          <table:table-cell table:style-name="ce46" table:formula="of:=(440+((((0.5*132)-56)/13)*108))" office:value-type="float" office:value="523.076923076923">
            <text:p>523,08</text:p>
          </table:table-cell>
          <table:table-cell table:style-name="ce12"/>
          <table:table-cell table:number-columns-repeated="17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table:formula="of:=([.C44]+1)" office:value-type="float" office:value="31">
            <text:p>31</text:p>
          </table:table-cell>
          <table:table-cell table:formula="of:=([.B45]/[.B140])" office:value-type="float" office:value="0.00757575757575758">
            <text:p>0,008</text:p>
          </table:table-cell>
          <table:table-cell table:formula="of:=([.E44]+[.D45])" office:value-type="float" office:value="0.234848484848485">
            <text:p>0,235</text:p>
          </table:table-cell>
          <table:table-cell table:formula="of:=([.D45]*100)" office:value-type="float" office:value="0.757575757575758">
            <text:p>0,758</text:p>
          </table:table-cell>
          <table:table-cell table:formula="of:=([.E45]*100)" office:value-type="float" office:value="23.4848484848485">
            <text:p>23,485</text:p>
          </table:table-cell>
          <table:table-cell table:number-columns-repeated="10"/>
          <table:table-cell table:style-name="ce33" table:number-columns-repeated="2"/>
          <table:table-cell table:style-name="ce12"/>
          <table:table-cell table:number-columns-repeated="17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table:formula="of:=([.C45]+1)" office:value-type="float" office:value="32">
            <text:p>32</text:p>
          </table:table-cell>
          <table:table-cell table:formula="of:=([.B46]/[.B140])" office:value-type="float" office:value="0.00757575757575758">
            <text:p>0,008</text:p>
          </table:table-cell>
          <table:table-cell table:formula="of:=([.E45]+[.D46])" office:value-type="float" office:value="0.242424242424242">
            <text:p>0,242</text:p>
          </table:table-cell>
          <table:table-cell table:formula="of:=([.D46]*100)" office:value-type="float" office:value="0.757575757575758">
            <text:p>0,758</text:p>
          </table:table-cell>
          <table:table-cell table:formula="of:=([.E46]*100)" office:value-type="float" office:value="24.2424242424242">
            <text:p>24,242</text:p>
          </table:table-cell>
          <table:table-cell table:number-columns-repeated="10"/>
          <table:table-cell table:style-name="ce44" office:value-type="string">
            <text:p>PRIMER QUARTIL:</text:p>
          </table:table-cell>
          <table:table-cell table:style-name="ce33"/>
          <table:table-cell table:style-name="ce46" table:formula="of:=(312+((((0.25*132)-28)/13)*96))" office:value-type="float" office:value="348.923076923077">
            <text:p>348,92</text:p>
          </table:table-cell>
          <table:table-cell table:number-columns-repeated="17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([.C46]+1)" office:value-type="float" office:value="33">
            <text:p>33</text:p>
          </table:table-cell>
          <table:table-cell table:formula="of:=([.B47]/[.B140])" office:value-type="float" office:value="0.00757575757575758">
            <text:p>0,008</text:p>
          </table:table-cell>
          <table:table-cell table:formula="of:=([.E46]+[.D47])" office:value-type="float" office:value="0.25">
            <text:p>0,250</text:p>
          </table:table-cell>
          <table:table-cell table:formula="of:=([.D47]*100)" office:value-type="float" office:value="0.757575757575758">
            <text:p>0,758</text:p>
          </table:table-cell>
          <table:table-cell table:formula="of:=([.E47]*100)" office:value-type="float" office:value="25">
            <text:p>25,000</text:p>
          </table:table-cell>
          <table:table-cell table:number-columns-repeated="10"/>
          <table:table-cell table:style-name="ce33" table:number-columns-repeated="3"/>
          <table:table-cell table:number-columns-repeated="17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table:formula="of:=([.C47]+1)" office:value-type="float" office:value="34">
            <text:p>34</text:p>
          </table:table-cell>
          <table:table-cell table:formula="of:=([.B48]/[.B140])" office:value-type="float" office:value="0.00757575757575758">
            <text:p>0,008</text:p>
          </table:table-cell>
          <table:table-cell table:formula="of:=([.E47]+[.D48])" office:value-type="float" office:value="0.257575757575757">
            <text:p>0,258</text:p>
          </table:table-cell>
          <table:table-cell table:formula="of:=([.D48]*100)" office:value-type="float" office:value="0.757575757575758">
            <text:p>0,758</text:p>
          </table:table-cell>
          <table:table-cell table:formula="of:=([.E48]*100)" office:value-type="float" office:value="25.7575757575758">
            <text:p>25,758</text:p>
          </table:table-cell>
          <table:table-cell table:number-columns-repeated="10"/>
          <table:table-cell table:style-name="ce44" office:value-type="string">
            <text:p>TERCER QUARTIL:</text:p>
          </table:table-cell>
          <table:table-cell table:style-name="ce33"/>
          <table:table-cell table:style-name="ce46" table:formula="of:=(814+((((0.75*132)-93)/14)*162))" office:value-type="float" office:value="883.428571428571">
            <text:p>883,43</text:p>
          </table:table-cell>
          <table:table-cell table:number-columns-repeated="17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table:formula="of:=([.C48]+1)" office:value-type="float" office:value="35">
            <text:p>35</text:p>
          </table:table-cell>
          <table:table-cell table:formula="of:=([.B49]/[.B140])" office:value-type="float" office:value="0.00757575757575758">
            <text:p>0,008</text:p>
          </table:table-cell>
          <table:table-cell table:formula="of:=([.E48]+[.D49])" office:value-type="float" office:value="0.265151515151515">
            <text:p>0,265</text:p>
          </table:table-cell>
          <table:table-cell table:formula="of:=([.D49]*100)" office:value-type="float" office:value="0.757575757575758">
            <text:p>0,758</text:p>
          </table:table-cell>
          <table:table-cell table:formula="of:=([.E49]*100)" office:value-type="float" office:value="26.5151515151515">
            <text:p>26,515</text:p>
          </table:table-cell>
          <table:table-cell table:number-columns-repeated="10"/>
          <table:table-cell table:style-name="ce33" table:number-columns-repeated="3"/>
          <table:table-cell table:number-columns-repeated="17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table:formula="of:=([.C49]+1)" office:value-type="float" office:value="36">
            <text:p>36</text:p>
          </table:table-cell>
          <table:table-cell table:formula="of:=([.B50]/[.B140])" office:value-type="float" office:value="0.00757575757575758">
            <text:p>0,008</text:p>
          </table:table-cell>
          <table:table-cell table:formula="of:=([.E49]+[.D50])" office:value-type="float" office:value="0.272727272727273">
            <text:p>0,273</text:p>
          </table:table-cell>
          <table:table-cell table:formula="of:=([.D50]*100)" office:value-type="float" office:value="0.757575757575758">
            <text:p>0,758</text:p>
          </table:table-cell>
          <table:table-cell table:formula="of:=([.E50]*100)" office:value-type="float" office:value="27.2727272727273">
            <text:p>27,273</text:p>
          </table:table-cell>
          <table:table-cell table:number-columns-repeated="10"/>
          <table:table-cell table:style-name="ce44" office:value-type="string">
            <text:p>PERCENTIL 90:</text:p>
          </table:table-cell>
          <table:table-cell table:style-name="ce33"/>
          <table:table-cell table:style-name="ce46" table:formula="of:=(976+((((0.9*132)-107)/12)*184))" office:value-type="float" office:value="1156.93333333333">
            <text:p>1156,93</text:p>
          </table:table-cell>
          <table:table-cell table:number-columns-repeated="1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table:formula="of:=([.C50]+1)" office:value-type="float" office:value="37">
            <text:p>37</text:p>
          </table:table-cell>
          <table:table-cell table:formula="of:=([.B51]/[.B140])" office:value-type="float" office:value="0.00757575757575758">
            <text:p>0,008</text:p>
          </table:table-cell>
          <table:table-cell table:formula="of:=([.E50]+[.D51])" office:value-type="float" office:value="0.28030303030303">
            <text:p>0,280</text:p>
          </table:table-cell>
          <table:table-cell table:formula="of:=([.D51]*100)" office:value-type="float" office:value="0.757575757575758">
            <text:p>0,758</text:p>
          </table:table-cell>
          <table:table-cell table:formula="of:=([.E51]*100)" office:value-type="float" office:value="28.030303030303">
            <text:p>28,030</text:p>
          </table:table-cell>
          <table:table-cell table:number-columns-repeated="30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table:formula="of:=([.C51]+1)" office:value-type="float" office:value="38">
            <text:p>38</text:p>
          </table:table-cell>
          <table:table-cell table:formula="of:=([.B52]/[.B140])" office:value-type="float" office:value="0.00757575757575758">
            <text:p>0,008</text:p>
          </table:table-cell>
          <table:table-cell table:formula="of:=([.E51]+[.D52])" office:value-type="float" office:value="0.287878787878788">
            <text:p>0,288</text:p>
          </table:table-cell>
          <table:table-cell table:formula="of:=([.D52]*100)" office:value-type="float" office:value="0.757575757575758">
            <text:p>0,758</text:p>
          </table:table-cell>
          <table:table-cell table:formula="of:=([.E52]*100)" office:value-type="float" office:value="28.7878787878788">
            <text:p>28,788</text:p>
          </table:table-cell>
          <table:table-cell table:number-columns-repeated="10"/>
          <table:table-cell table:style-name="ce44" office:value-type="string">
            <text:p>RATIO DE VARIACIÓ:</text:p>
          </table:table-cell>
          <table:table-cell table:style-name="ce45"/>
          <table:table-cell table:style-name="ce47" table:formula="of:=(1-(16/132))" office:value-type="float" office:value="0.878787878787879">
            <text:p>0,88</text:p>
          </table:table-cell>
          <table:table-cell table:number-columns-repeated="17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table:formula="of:=([.C52]+1)" office:value-type="float" office:value="39">
            <text:p>39</text:p>
          </table:table-cell>
          <table:table-cell table:formula="of:=([.B53]/[.B140])" office:value-type="float" office:value="0.00757575757575758">
            <text:p>0,008</text:p>
          </table:table-cell>
          <table:table-cell table:formula="of:=([.E52]+[.D53])" office:value-type="float" office:value="0.295454545454545">
            <text:p>0,295</text:p>
          </table:table-cell>
          <table:table-cell table:formula="of:=([.D53]*100)" office:value-type="float" office:value="0.757575757575758">
            <text:p>0,758</text:p>
          </table:table-cell>
          <table:table-cell table:formula="of:=([.E53]*100)" office:value-type="float" office:value="29.5454545454545">
            <text:p>29,545</text:p>
          </table:table-cell>
          <table:table-cell table:number-columns-repeated="30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">
            <text:p>2</text:p>
          </table:table-cell>
          <table:table-cell table:formula="of:=([.C53]+2)" office:value-type="float" office:value="41">
            <text:p>41</text:p>
          </table:table-cell>
          <table:table-cell table:formula="of:=([.B54]/[.B140])" office:value-type="float" office:value="0.0151515151515152">
            <text:p>0,015</text:p>
          </table:table-cell>
          <table:table-cell table:formula="of:=([.E53]+[.D54])" office:value-type="float" office:value="0.31060606060606">
            <text:p>0,311</text:p>
          </table:table-cell>
          <table:table-cell table:formula="of:=([.D54]*100)" office:value-type="float" office:value="1.51515151515152">
            <text:p>1,515</text:p>
          </table:table-cell>
          <table:table-cell table:formula="of:=([.E54]*100)" office:value-type="float" office:value="31.060606060606">
            <text:p>31,061</text:p>
          </table:table-cell>
          <table:table-cell table:number-columns-repeated="10"/>
          <table:table-cell table:style-name="ce44" office:value-type="string">
            <text:p>RANG INTERQUARTÍLIC:</text:p>
          </table:table-cell>
          <table:table-cell table:style-name="ce45"/>
          <table:table-cell table:style-name="ce47" table:formula="of:=(5334.51)" office:value-type="float" office:value="5334.51">
            <text:p>5334,51</text:p>
          </table:table-cell>
          <table:table-cell table:number-columns-repeated="17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table:formula="of:=([.C54]+1)" office:value-type="float" office:value="42">
            <text:p>42</text:p>
          </table:table-cell>
          <table:table-cell table:formula="of:=([.B55]/[.B140])" office:value-type="float" office:value="0.00757575757575758">
            <text:p>0,008</text:p>
          </table:table-cell>
          <table:table-cell table:formula="of:=([.E54]+[.D55])" office:value-type="float" office:value="0.318181818181818">
            <text:p>0,318</text:p>
          </table:table-cell>
          <table:table-cell table:formula="of:=([.D55]*100)" office:value-type="float" office:value="0.757575757575758">
            <text:p>0,758</text:p>
          </table:table-cell>
          <table:table-cell table:formula="of:=([.E55]*100)" office:value-type="float" office:value="31.8181818181818">
            <text:p>31,818</text:p>
          </table:table-cell>
          <table:table-cell table:number-columns-repeated="30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table:formula="of:=([.C55]+1)" office:value-type="float" office:value="43">
            <text:p>43</text:p>
          </table:table-cell>
          <table:table-cell table:formula="of:=([.B56]/[.B140])" office:value-type="float" office:value="0.00757575757575758">
            <text:p>0,008</text:p>
          </table:table-cell>
          <table:table-cell table:formula="of:=([.E55]+[.D56])" office:value-type="float" office:value="0.325757575757576">
            <text:p>0,326</text:p>
          </table:table-cell>
          <table:table-cell table:formula="of:=([.D56]*100)" office:value-type="float" office:value="0.757575757575758">
            <text:p>0,758</text:p>
          </table:table-cell>
          <table:table-cell table:formula="of:=([.E56]*100)" office:value-type="float" office:value="32.5757575757576">
            <text:p>32,576</text:p>
          </table:table-cell>
          <table:table-cell table:number-columns-repeated="10"/>
          <table:table-cell table:style-name="ce35" office:value-type="string">
            <text:p>Q1= 348,92</text:p>
          </table:table-cell>
          <table:table-cell table:number-columns-repeated="19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">
            <text:p>2</text:p>
          </table:table-cell>
          <table:table-cell table:formula="of:=([.C56]+2)" office:value-type="float" office:value="45">
            <text:p>45</text:p>
          </table:table-cell>
          <table:table-cell table:formula="of:=([.B57]/[.B140])" office:value-type="float" office:value="0.0151515151515152">
            <text:p>0,015</text:p>
          </table:table-cell>
          <table:table-cell table:formula="of:=([.E56]+[.D57])" office:value-type="float" office:value="0.340909090909091">
            <text:p>0,341</text:p>
          </table:table-cell>
          <table:table-cell table:formula="of:=([.D57]*100)" office:value-type="float" office:value="1.51515151515152">
            <text:p>1,515</text:p>
          </table:table-cell>
          <table:table-cell table:formula="of:=([.E57]*100)" office:value-type="float" office:value="34.0909090909091">
            <text:p>34,091</text:p>
          </table:table-cell>
          <table:table-cell table:number-columns-repeated="10"/>
          <table:table-cell table:style-name="ce35" office:value-type="string">
            <text:p>Q3= 883,43</text:p>
          </table:table-cell>
          <table:table-cell table:number-columns-repeated="19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table:formula="of:=([.C57]+1)" office:value-type="float" office:value="46">
            <text:p>46</text:p>
          </table:table-cell>
          <table:table-cell table:formula="of:=([.B58]/[.B140])" office:value-type="float" office:value="0.00757575757575758">
            <text:p>0,008</text:p>
          </table:table-cell>
          <table:table-cell table:formula="of:=([.E57]+[.D58])" office:value-type="float" office:value="0.348484848484848">
            <text:p>0,348</text:p>
          </table:table-cell>
          <table:table-cell table:formula="of:=([.D58]*100)" office:value-type="float" office:value="0.757575757575758">
            <text:p>0,758</text:p>
          </table:table-cell>
          <table:table-cell table:formula="of:=([.E58]*100)" office:value-type="float" office:value="34.8484848484848">
            <text:p>34,848</text:p>
          </table:table-cell>
          <table:table-cell table:number-columns-repeated="30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 table:formula="of:=([.C58]+2)" office:value-type="float" office:value="48">
            <text:p>48</text:p>
          </table:table-cell>
          <table:table-cell table:formula="of:=([.B59]/[.B140])" office:value-type="float" office:value="0.0151515151515152">
            <text:p>0,015</text:p>
          </table:table-cell>
          <table:table-cell table:formula="of:=([.E58]+[.D59])" office:value-type="float" office:value="0.363636363636363">
            <text:p>0,364</text:p>
          </table:table-cell>
          <table:table-cell table:formula="of:=([.D59]*100)" office:value-type="float" office:value="1.51515151515152">
            <text:p>1,515</text:p>
          </table:table-cell>
          <table:table-cell table:formula="of:=([.E59]*100)" office:value-type="float" office:value="36.3636363636363">
            <text:p>36,364</text:p>
          </table:table-cell>
          <table:table-cell table:number-columns-repeated="10"/>
          <table:table-cell table:style-name="ce44" office:value-type="string">
            <text:p>VARIÀNCIA:</text:p>
          </table:table-cell>
          <table:table-cell table:style-name="ce46" office:value-type="float" office:value="138768.16">
            <text:p>138768,16</text:p>
          </table:table-cell>
          <table:table-cell table:number-columns-repeated="18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table:formula="of:=([.C59]+1)" office:value-type="float" office:value="49">
            <text:p>49</text:p>
          </table:table-cell>
          <table:table-cell table:formula="of:=([.B60]/[.B140])" office:value-type="float" office:value="0.00757575757575758">
            <text:p>0,008</text:p>
          </table:table-cell>
          <table:table-cell table:formula="of:=([.E59]+[.D60])" office:value-type="float" office:value="0.371212121212121">
            <text:p>0,371</text:p>
          </table:table-cell>
          <table:table-cell table:formula="of:=([.D60]*100)" office:value-type="float" office:value="0.757575757575758">
            <text:p>0,758</text:p>
          </table:table-cell>
          <table:table-cell table:formula="of:=([.E60]*100)" office:value-type="float" office:value="37.1212121212121">
            <text:p>37,121</text:p>
          </table:table-cell>
          <table:table-cell table:number-columns-repeated="30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table:formula="of:=([.C60]+1)" office:value-type="float" office:value="50">
            <text:p>50</text:p>
          </table:table-cell>
          <table:table-cell table:formula="of:=([.B61]/[.B140])" office:value-type="float" office:value="0.00757575757575758">
            <text:p>0,008</text:p>
          </table:table-cell>
          <table:table-cell table:formula="of:=([.E60]+[.D61])" office:value-type="float" office:value="0.378787878787879">
            <text:p>0,379</text:p>
          </table:table-cell>
          <table:table-cell table:formula="of:=([.D61]*100)" office:value-type="float" office:value="0.757575757575758">
            <text:p>0,758</text:p>
          </table:table-cell>
          <table:table-cell table:formula="of:=([.E61]*100)" office:value-type="float" office:value="37.8787878787879">
            <text:p>37,879</text:p>
          </table:table-cell>
          <table:table-cell table:number-columns-repeated="10"/>
          <table:table-cell table:style-name="ce44" office:value-type="string">
            <text:p>DESVIACIÓ TÍPICA:</text:p>
          </table:table-cell>
          <table:table-cell table:style-name="ce45"/>
          <table:table-cell table:style-name="ce46" table:formula="of:=SQRT([.S59])" office:value-type="float" office:value="372.515986234148">
            <text:p>372,52</text:p>
          </table:table-cell>
          <table:table-cell table:number-columns-repeated="17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table:formula="of:=([.C61]+1)" office:value-type="float" office:value="51">
            <text:p>51</text:p>
          </table:table-cell>
          <table:table-cell table:formula="of:=([.B62]/[.B140])" office:value-type="float" office:value="0.00757575757575758">
            <text:p>0,008</text:p>
          </table:table-cell>
          <table:table-cell table:formula="of:=([.E61]+[.D62])" office:value-type="float" office:value="0.386363636363636">
            <text:p>0,386</text:p>
          </table:table-cell>
          <table:table-cell table:formula="of:=([.D62]*100)" office:value-type="float" office:value="0.757575757575758">
            <text:p>0,758</text:p>
          </table:table-cell>
          <table:table-cell table:formula="of:=([.E62]*100)" office:value-type="float" office:value="38.6363636363636">
            <text:p>38,636</text:p>
          </table:table-cell>
          <table:table-cell table:number-columns-repeated="30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table:formula="of:=([.C62]+2)" office:value-type="float" office:value="53">
            <text:p>53</text:p>
          </table:table-cell>
          <table:table-cell table:formula="of:=([.B63]/[.B140])" office:value-type="float" office:value="0.0151515151515152">
            <text:p>0,015</text:p>
          </table:table-cell>
          <table:table-cell table:formula="of:=([.E62]+[.D63])" office:value-type="float" office:value="0.401515151515151">
            <text:p>0,402</text:p>
          </table:table-cell>
          <table:table-cell table:formula="of:=([.D63]*100)" office:value-type="float" office:value="1.51515151515152">
            <text:p>1,515</text:p>
          </table:table-cell>
          <table:table-cell table:formula="of:=([.E63]*100)" office:value-type="float" office:value="40.1515151515151">
            <text:p>40,152</text:p>
          </table:table-cell>
          <table:table-cell table:number-columns-repeated="30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table:formula="of:=([.C63]+[.B64])" office:value-type="float" office:value="54">
            <text:p>54</text:p>
          </table:table-cell>
          <table:table-cell table:formula="of:=([.B64]/[.B140])" office:value-type="float" office:value="0.00757575757575758">
            <text:p>0,008</text:p>
          </table:table-cell>
          <table:table-cell table:formula="of:=([.E63]+[.D64])" office:value-type="float" office:value="0.409090909090909">
            <text:p>0,409</text:p>
          </table:table-cell>
          <table:table-cell table:formula="of:=([.D64]*100)" office:value-type="float" office:value="0.757575757575758">
            <text:p>0,758</text:p>
          </table:table-cell>
          <table:table-cell table:formula="of:=([.E64]*100)" office:value-type="float" office:value="40.9090909090909">
            <text:p>40,909</text:p>
          </table:table-cell>
          <table:table-cell table:number-columns-repeated="30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table:formula="of:=([.C64]+[.B65])" office:value-type="float" office:value="55">
            <text:p>55</text:p>
          </table:table-cell>
          <table:table-cell table:formula="of:=([.B65]/[.B140])" office:value-type="float" office:value="0.00757575757575758">
            <text:p>0,008</text:p>
          </table:table-cell>
          <table:table-cell table:formula="of:=([.E64]+[.D65])" office:value-type="float" office:value="0.416666666666666">
            <text:p>0,417</text:p>
          </table:table-cell>
          <table:table-cell table:formula="of:=([.D65]*100)" office:value-type="float" office:value="0.757575757575758">
            <text:p>0,758</text:p>
          </table:table-cell>
          <table:table-cell table:formula="of:=([.E65]*100)" office:value-type="float" office:value="41.6666666666666">
            <text:p>41,667</text:p>
          </table:table-cell>
          <table:table-cell table:number-columns-repeated="30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table:formula="of:=([.C65]+[.B66])" office:value-type="float" office:value="56">
            <text:p>56</text:p>
          </table:table-cell>
          <table:table-cell table:formula="of:=([.B66]/[.B140])" office:value-type="float" office:value="0.00757575757575758">
            <text:p>0,008</text:p>
          </table:table-cell>
          <table:table-cell table:formula="of:=([.E65]+[.D66])" office:value-type="float" office:value="0.424242424242424">
            <text:p>0,424</text:p>
          </table:table-cell>
          <table:table-cell table:formula="of:=([.D66]*100)" office:value-type="float" office:value="0.757575757575758">
            <text:p>0,758</text:p>
          </table:table-cell>
          <table:table-cell table:formula="of:=([.E66]*100)" office:value-type="float" office:value="42.4242424242424">
            <text:p>42,424</text:p>
          </table:table-cell>
          <table:table-cell table:number-columns-repeated="30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table:formula="of:=([.C66]+[.B67])" office:value-type="float" office:value="57">
            <text:p>57</text:p>
          </table:table-cell>
          <table:table-cell table:formula="of:=([.B67]/[.B140])" office:value-type="float" office:value="0.00757575757575758">
            <text:p>0,008</text:p>
          </table:table-cell>
          <table:table-cell table:formula="of:=([.E66]+[.D67])" office:value-type="float" office:value="0.431818181818182">
            <text:p>0,432</text:p>
          </table:table-cell>
          <table:table-cell table:formula="of:=([.D67]*100)" office:value-type="float" office:value="0.757575757575758">
            <text:p>0,758</text:p>
          </table:table-cell>
          <table:table-cell table:formula="of:=([.E67]*100)" office:value-type="float" office:value="43.1818181818182">
            <text:p>43,182</text:p>
          </table:table-cell>
          <table:table-cell table:number-columns-repeated="30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table:formula="of:=([.C67]+[.B68])" office:value-type="float" office:value="58">
            <text:p>58</text:p>
          </table:table-cell>
          <table:table-cell table:formula="of:=([.B68]/[.B140])" office:value-type="float" office:value="0.00757575757575758">
            <text:p>0,008</text:p>
          </table:table-cell>
          <table:table-cell table:formula="of:=([.E67]+[.D68])" office:value-type="float" office:value="0.439393939393939">
            <text:p>0,439</text:p>
          </table:table-cell>
          <table:table-cell table:formula="of:=([.D68]*100)" office:value-type="float" office:value="0.757575757575758">
            <text:p>0,758</text:p>
          </table:table-cell>
          <table:table-cell table:formula="of:=([.E68]*100)" office:value-type="float" office:value="43.9393939393939">
            <text:p>43,939</text:p>
          </table:table-cell>
          <table:table-cell table:number-columns-repeated="30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table:formula="of:=([.C68]+[.B69])" office:value-type="float" office:value="59">
            <text:p>59</text:p>
          </table:table-cell>
          <table:table-cell table:formula="of:=([.B69]/[.B140])" office:value-type="float" office:value="0.00757575757575758">
            <text:p>0,008</text:p>
          </table:table-cell>
          <table:table-cell table:formula="of:=([.E68]+[.D69])" office:value-type="float" office:value="0.446969696969697">
            <text:p>0,447</text:p>
          </table:table-cell>
          <table:table-cell table:formula="of:=([.D69]*100)" office:value-type="float" office:value="0.757575757575758">
            <text:p>0,758</text:p>
          </table:table-cell>
          <table:table-cell table:formula="of:=([.E69]*100)" office:value-type="float" office:value="44.6969696969697">
            <text:p>44,697</text:p>
          </table:table-cell>
          <table:table-cell table:number-columns-repeated="30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formula="of:=([.C69]+[.B70])" office:value-type="float" office:value="60">
            <text:p>60</text:p>
          </table:table-cell>
          <table:table-cell table:formula="of:=([.B70]/[.B140])" office:value-type="float" office:value="0.00757575757575758">
            <text:p>0,008</text:p>
          </table:table-cell>
          <table:table-cell table:formula="of:=([.E69]+[.D70])" office:value-type="float" office:value="0.454545454545454">
            <text:p>0,455</text:p>
          </table:table-cell>
          <table:table-cell table:formula="of:=([.D70]*100)" office:value-type="float" office:value="0.757575757575758">
            <text:p>0,758</text:p>
          </table:table-cell>
          <table:table-cell table:formula="of:=([.E70]*100)" office:value-type="float" office:value="45.4545454545454">
            <text:p>45,455</text:p>
          </table:table-cell>
          <table:table-cell table:number-columns-repeated="30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table:formula="of:=([.C70]+[.B71])" office:value-type="float" office:value="61">
            <text:p>61</text:p>
          </table:table-cell>
          <table:table-cell table:formula="of:=([.B71]/[.B140])" office:value-type="float" office:value="0.00757575757575758">
            <text:p>0,008</text:p>
          </table:table-cell>
          <table:table-cell table:formula="of:=([.E70]+[.D71])" office:value-type="float" office:value="0.462121212121212">
            <text:p>0,462</text:p>
          </table:table-cell>
          <table:table-cell table:formula="of:=([.D71]*100)" office:value-type="float" office:value="0.757575757575758">
            <text:p>0,758</text:p>
          </table:table-cell>
          <table:table-cell table:formula="of:=([.E71]*100)" office:value-type="float" office:value="46.2121212121212">
            <text:p>46,212</text:p>
          </table:table-cell>
          <table:table-cell table:number-columns-repeated="30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formula="of:=([.C71]+[.B72])" office:value-type="float" office:value="62">
            <text:p>62</text:p>
          </table:table-cell>
          <table:table-cell table:formula="of:=([.B72]/[.B140])" office:value-type="float" office:value="0.00757575757575758">
            <text:p>0,008</text:p>
          </table:table-cell>
          <table:table-cell table:formula="of:=([.E71]+[.D72])" office:value-type="float" office:value="0.469696969696969">
            <text:p>0,470</text:p>
          </table:table-cell>
          <table:table-cell table:formula="of:=([.D72]*100)" office:value-type="float" office:value="0.757575757575758">
            <text:p>0,758</text:p>
          </table:table-cell>
          <table:table-cell table:formula="of:=([.E72]*100)" office:value-type="float" office:value="46.9696969696969">
            <text:p>46,970</text:p>
          </table:table-cell>
          <table:table-cell table:number-columns-repeated="30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table:formula="of:=([.C72]+[.B73])" office:value-type="float" office:value="63">
            <text:p>63</text:p>
          </table:table-cell>
          <table:table-cell table:formula="of:=([.B73]/[.B140])" office:value-type="float" office:value="0.00757575757575758">
            <text:p>0,008</text:p>
          </table:table-cell>
          <table:table-cell table:formula="of:=([.E72]+[.D73])" office:value-type="float" office:value="0.477272727272727">
            <text:p>0,477</text:p>
          </table:table-cell>
          <table:table-cell table:formula="of:=([.D73]*100)" office:value-type="float" office:value="0.757575757575758">
            <text:p>0,758</text:p>
          </table:table-cell>
          <table:table-cell table:formula="of:=([.E73]*100)" office:value-type="float" office:value="47.7272727272727">
            <text:p>47,727</text:p>
          </table:table-cell>
          <table:table-cell table:number-columns-repeated="30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table:formula="of:=([.C73]+[.B74])" office:value-type="float" office:value="64">
            <text:p>64</text:p>
          </table:table-cell>
          <table:table-cell table:formula="of:=([.B74]/[.B140])" office:value-type="float" office:value="0.00757575757575758">
            <text:p>0,008</text:p>
          </table:table-cell>
          <table:table-cell table:formula="of:=([.E73]+[.D74])" office:value-type="float" office:value="0.484848484848485">
            <text:p>0,485</text:p>
          </table:table-cell>
          <table:table-cell table:formula="of:=([.D74]*100)" office:value-type="float" office:value="0.757575757575758">
            <text:p>0,758</text:p>
          </table:table-cell>
          <table:table-cell table:formula="of:=([.E74]*100)" office:value-type="float" office:value="48.4848484848485">
            <text:p>48,485</text:p>
          </table:table-cell>
          <table:table-cell table:number-columns-repeated="30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">
            <text:p>1</text:p>
          </table:table-cell>
          <table:table-cell table:formula="of:=([.C74]+[.B75])" office:value-type="float" office:value="65">
            <text:p>65</text:p>
          </table:table-cell>
          <table:table-cell table:formula="of:=([.B75]/[.B140])" office:value-type="float" office:value="0.00757575757575758">
            <text:p>0,008</text:p>
          </table:table-cell>
          <table:table-cell table:formula="of:=([.E74]+[.D75])" office:value-type="float" office:value="0.492424242424242">
            <text:p>0,492</text:p>
          </table:table-cell>
          <table:table-cell table:formula="of:=([.D75]*100)" office:value-type="float" office:value="0.757575757575758">
            <text:p>0,758</text:p>
          </table:table-cell>
          <table:table-cell table:formula="of:=([.E75]*100)" office:value-type="float" office:value="49.2424242424242">
            <text:p>49,242</text:p>
          </table:table-cell>
          <table:table-cell table:number-columns-repeated="30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table:formula="of:=([.C75]+[.B76])" office:value-type="float" office:value="66">
            <text:p>66</text:p>
          </table:table-cell>
          <table:table-cell table:formula="of:=([.B76]/[.B140])" office:value-type="float" office:value="0.00757575757575758">
            <text:p>0,008</text:p>
          </table:table-cell>
          <table:table-cell table:formula="of:=([.E75]+[.D76])" office:value-type="float" office:value="0.5">
            <text:p>0,500</text:p>
          </table:table-cell>
          <table:table-cell table:formula="of:=([.D76]*100)" office:value-type="float" office:value="0.757575757575758">
            <text:p>0,758</text:p>
          </table:table-cell>
          <table:table-cell table:formula="of:=([.E76]*100)" office:value-type="float" office:value="50">
            <text:p>50,000</text:p>
          </table:table-cell>
          <table:table-cell table:number-columns-repeated="30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table:formula="of:=([.C76]+[.B77])" office:value-type="float" office:value="67">
            <text:p>67</text:p>
          </table:table-cell>
          <table:table-cell table:formula="of:=([.B77]/[.B140])" office:value-type="float" office:value="0.00757575757575758">
            <text:p>0,008</text:p>
          </table:table-cell>
          <table:table-cell table:formula="of:=([.E76]+[.D77])" office:value-type="float" office:value="0.507575757575757">
            <text:p>0,508</text:p>
          </table:table-cell>
          <table:table-cell table:formula="of:=([.D77]*100)" office:value-type="float" office:value="0.757575757575758">
            <text:p>0,758</text:p>
          </table:table-cell>
          <table:table-cell table:formula="of:=([.E77]*100)" office:value-type="float" office:value="50.7575757575757">
            <text:p>50,758</text:p>
          </table:table-cell>
          <table:table-cell table:number-columns-repeated="30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">
            <text:p>2</text:p>
          </table:table-cell>
          <table:table-cell table:formula="of:=([.C77]+[.B78])" office:value-type="float" office:value="69">
            <text:p>69</text:p>
          </table:table-cell>
          <table:table-cell table:formula="of:=([.B78]/[.B140])" office:value-type="float" office:value="0.0151515151515152">
            <text:p>0,015</text:p>
          </table:table-cell>
          <table:table-cell table:formula="of:=([.E77]+[.D78])" office:value-type="float" office:value="0.522727272727273">
            <text:p>0,523</text:p>
          </table:table-cell>
          <table:table-cell table:formula="of:=([.D78]*100)" office:value-type="float" office:value="1.51515151515152">
            <text:p>1,515</text:p>
          </table:table-cell>
          <table:table-cell table:formula="of:=([.E78]*100)" office:value-type="float" office:value="52.2727272727273">
            <text:p>52,273</text:p>
          </table:table-cell>
          <table:table-cell table:number-columns-repeated="30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table:formula="of:=([.C78]+[.B79])" office:value-type="float" office:value="70">
            <text:p>70</text:p>
          </table:table-cell>
          <table:table-cell table:formula="of:=([.B79]/[.B140])" office:value-type="float" office:value="0.00757575757575758">
            <text:p>0,008</text:p>
          </table:table-cell>
          <table:table-cell table:formula="of:=([.E78]+[.D79])" office:value-type="float" office:value="0.53030303030303">
            <text:p>0,530</text:p>
          </table:table-cell>
          <table:table-cell table:formula="of:=([.D79]*100)" office:value-type="float" office:value="0.757575757575758">
            <text:p>0,758</text:p>
          </table:table-cell>
          <table:table-cell table:formula="of:=([.E79]*100)" office:value-type="float" office:value="53.030303030303">
            <text:p>53,030</text:p>
          </table:table-cell>
          <table:table-cell table:number-columns-repeated="30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table:formula="of:=([.C79]+[.B80])" office:value-type="float" office:value="71">
            <text:p>71</text:p>
          </table:table-cell>
          <table:table-cell table:formula="of:=([.B80]/[.B140])" office:value-type="float" office:value="0.00757575757575758">
            <text:p>0,008</text:p>
          </table:table-cell>
          <table:table-cell table:formula="of:=([.E79]+[.D80])" office:value-type="float" office:value="0.537878787878788">
            <text:p>0,538</text:p>
          </table:table-cell>
          <table:table-cell table:formula="of:=([.D80]*100)" office:value-type="float" office:value="0.757575757575758">
            <text:p>0,758</text:p>
          </table:table-cell>
          <table:table-cell table:formula="of:=([.E80]*100)" office:value-type="float" office:value="53.7878787878788">
            <text:p>53,788</text:p>
          </table:table-cell>
          <table:table-cell table:number-columns-repeated="30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  <table:table-cell table:formula="of:=([.C80]+[.B81])" office:value-type="float" office:value="72">
            <text:p>72</text:p>
          </table:table-cell>
          <table:table-cell table:formula="of:=([.B81]/[.B140])" office:value-type="float" office:value="0.00757575757575758">
            <text:p>0,008</text:p>
          </table:table-cell>
          <table:table-cell table:formula="of:=([.E80]+[.D81])" office:value-type="float" office:value="0.545454545454545">
            <text:p>0,545</text:p>
          </table:table-cell>
          <table:table-cell table:formula="of:=([.D81]*100)" office:value-type="float" office:value="0.757575757575758">
            <text:p>0,758</text:p>
          </table:table-cell>
          <table:table-cell table:formula="of:=([.E81]*100)" office:value-type="float" office:value="54.5454545454545">
            <text:p>54,545</text:p>
          </table:table-cell>
          <table:table-cell table:number-columns-repeated="30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table:formula="of:=([.C81]+[.B82])" office:value-type="float" office:value="73">
            <text:p>73</text:p>
          </table:table-cell>
          <table:table-cell table:formula="of:=([.B82]/[.B140])" office:value-type="float" office:value="0.00757575757575758">
            <text:p>0,008</text:p>
          </table:table-cell>
          <table:table-cell table:formula="of:=([.E81]+[.D82])" office:value-type="float" office:value="0.553030303030303">
            <text:p>0,553</text:p>
          </table:table-cell>
          <table:table-cell table:formula="of:=([.D82]*100)" office:value-type="float" office:value="0.757575757575758">
            <text:p>0,758</text:p>
          </table:table-cell>
          <table:table-cell table:formula="of:=([.E82]*100)" office:value-type="float" office:value="55.3030303030303">
            <text:p>55,303</text:p>
          </table:table-cell>
          <table:table-cell table:number-columns-repeated="30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table:formula="of:=([.C82]+[.B83])" office:value-type="float" office:value="74">
            <text:p>74</text:p>
          </table:table-cell>
          <table:table-cell table:formula="of:=([.B83]/[.B140])" office:value-type="float" office:value="0.00757575757575758">
            <text:p>0,008</text:p>
          </table:table-cell>
          <table:table-cell table:formula="of:=([.E82]+[.D83])" office:value-type="float" office:value="0.56060606060606">
            <text:p>0,561</text:p>
          </table:table-cell>
          <table:table-cell table:formula="of:=([.D83]*100)" office:value-type="float" office:value="0.757575757575758">
            <text:p>0,758</text:p>
          </table:table-cell>
          <table:table-cell table:formula="of:=([.E83]*100)" office:value-type="float" office:value="56.060606060606">
            <text:p>56,061</text:p>
          </table:table-cell>
          <table:table-cell table:number-columns-repeated="30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formula="of:=([.C83]+[.B84])" office:value-type="float" office:value="75">
            <text:p>75</text:p>
          </table:table-cell>
          <table:table-cell table:formula="of:=([.B84]/[.B140])" office:value-type="float" office:value="0.00757575757575758">
            <text:p>0,008</text:p>
          </table:table-cell>
          <table:table-cell table:formula="of:=([.E83]+[.D84])" office:value-type="float" office:value="0.568181818181818">
            <text:p>0,568</text:p>
          </table:table-cell>
          <table:table-cell table:formula="of:=([.D84]*100)" office:value-type="float" office:value="0.757575757575758">
            <text:p>0,758</text:p>
          </table:table-cell>
          <table:table-cell table:formula="of:=([.E84]*100)" office:value-type="float" office:value="56.8181818181818">
            <text:p>56,818</text:p>
          </table:table-cell>
          <table:table-cell table:number-columns-repeated="30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table:formula="of:=([.C84]+[.B85])" office:value-type="float" office:value="76">
            <text:p>76</text:p>
          </table:table-cell>
          <table:table-cell table:formula="of:=([.B85]/[.B140])" office:value-type="float" office:value="0.00757575757575758">
            <text:p>0,008</text:p>
          </table:table-cell>
          <table:table-cell table:formula="of:=([.E84]+[.D85])" office:value-type="float" office:value="0.575757575757575">
            <text:p>0,576</text:p>
          </table:table-cell>
          <table:table-cell table:formula="of:=([.D85]*100)" office:value-type="float" office:value="0.757575757575758">
            <text:p>0,758</text:p>
          </table:table-cell>
          <table:table-cell table:formula="of:=([.E85]*100)" office:value-type="float" office:value="57.5757575757576">
            <text:p>57,576</text:p>
          </table:table-cell>
          <table:table-cell table:number-columns-repeated="30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table:formula="of:=([.C85]+[.B86])" office:value-type="float" office:value="77">
            <text:p>77</text:p>
          </table:table-cell>
          <table:table-cell table:formula="of:=([.B86]/[.B140])" office:value-type="float" office:value="0.00757575757575758">
            <text:p>0,008</text:p>
          </table:table-cell>
          <table:table-cell table:formula="of:=([.E85]+[.D86])" office:value-type="float" office:value="0.583333333333333">
            <text:p>0,583</text:p>
          </table:table-cell>
          <table:table-cell table:formula="of:=([.D86]*100)" office:value-type="float" office:value="0.757575757575758">
            <text:p>0,758</text:p>
          </table:table-cell>
          <table:table-cell table:formula="of:=([.E86]*100)" office:value-type="float" office:value="58.3333333333333">
            <text:p>58,333</text:p>
          </table:table-cell>
          <table:table-cell table:number-columns-repeated="30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table:formula="of:=([.C86]+[.B87])" office:value-type="float" office:value="78">
            <text:p>78</text:p>
          </table:table-cell>
          <table:table-cell table:formula="of:=([.B87]/[.B140])" office:value-type="float" office:value="0.00757575757575758">
            <text:p>0,008</text:p>
          </table:table-cell>
          <table:table-cell table:formula="of:=([.E86]+[.D87])" office:value-type="float" office:value="0.590909090909091">
            <text:p>0,591</text:p>
          </table:table-cell>
          <table:table-cell table:formula="of:=([.D87]*100)" office:value-type="float" office:value="0.757575757575758">
            <text:p>0,758</text:p>
          </table:table-cell>
          <table:table-cell table:formula="of:=([.E87]*100)" office:value-type="float" office:value="59.0909090909091">
            <text:p>59,091</text:p>
          </table:table-cell>
          <table:table-cell table:number-columns-repeated="30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table:formula="of:=([.C87]+[.B88])" office:value-type="float" office:value="79">
            <text:p>79</text:p>
          </table:table-cell>
          <table:table-cell table:formula="of:=([.B88]/[.B140])" office:value-type="float" office:value="0.00757575757575758">
            <text:p>0,008</text:p>
          </table:table-cell>
          <table:table-cell table:formula="of:=([.E87]+[.D88])" office:value-type="float" office:value="0.598484848484848">
            <text:p>0,598</text:p>
          </table:table-cell>
          <table:table-cell table:formula="of:=([.D88]*100)" office:value-type="float" office:value="0.757575757575758">
            <text:p>0,758</text:p>
          </table:table-cell>
          <table:table-cell table:formula="of:=([.E88]*100)" office:value-type="float" office:value="59.8484848484848">
            <text:p>59,848</text:p>
          </table:table-cell>
          <table:table-cell table:number-columns-repeated="30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table:formula="of:=([.C88]+[.B89])" office:value-type="float" office:value="80">
            <text:p>80</text:p>
          </table:table-cell>
          <table:table-cell table:formula="of:=([.B89]/[.B140])" office:value-type="float" office:value="0.00757575757575758">
            <text:p>0,008</text:p>
          </table:table-cell>
          <table:table-cell table:formula="of:=([.E88]+[.D89])" office:value-type="float" office:value="0.606060606060606">
            <text:p>0,606</text:p>
          </table:table-cell>
          <table:table-cell table:formula="of:=([.D89]*100)" office:value-type="float" office:value="0.757575757575758">
            <text:p>0,758</text:p>
          </table:table-cell>
          <table:table-cell table:formula="of:=([.E89]*100)" office:value-type="float" office:value="60.6060606060606">
            <text:p>60,606</text:p>
          </table:table-cell>
          <table:table-cell table:number-columns-repeated="30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table:formula="of:=([.C89]+[.B90])" office:value-type="float" office:value="81">
            <text:p>81</text:p>
          </table:table-cell>
          <table:table-cell table:formula="of:=([.B90]/[.B140])" office:value-type="float" office:value="0.00757575757575758">
            <text:p>0,008</text:p>
          </table:table-cell>
          <table:table-cell table:formula="of:=([.E89]+[.D90])" office:value-type="float" office:value="0.613636363636363">
            <text:p>0,614</text:p>
          </table:table-cell>
          <table:table-cell table:formula="of:=([.D90]*100)" office:value-type="float" office:value="0.757575757575758">
            <text:p>0,758</text:p>
          </table:table-cell>
          <table:table-cell table:formula="of:=([.E90]*100)" office:value-type="float" office:value="61.3636363636363">
            <text:p>61,364</text:p>
          </table:table-cell>
          <table:table-cell table:number-columns-repeated="30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">
            <text:p>1</text:p>
          </table:table-cell>
          <table:table-cell table:formula="of:=([.C90]+[.B91])" office:value-type="float" office:value="82">
            <text:p>82</text:p>
          </table:table-cell>
          <table:table-cell table:formula="of:=([.B91]/[.B140])" office:value-type="float" office:value="0.00757575757575758">
            <text:p>0,008</text:p>
          </table:table-cell>
          <table:table-cell table:formula="of:=([.E90]+[.D91])" office:value-type="float" office:value="0.621212121212121">
            <text:p>0,621</text:p>
          </table:table-cell>
          <table:table-cell table:formula="of:=([.D91]*100)" office:value-type="float" office:value="0.757575757575758">
            <text:p>0,758</text:p>
          </table:table-cell>
          <table:table-cell table:formula="of:=([.E91]*100)" office:value-type="float" office:value="62.1212121212121">
            <text:p>62,121</text:p>
          </table:table-cell>
          <table:table-cell table:number-columns-repeated="30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table:formula="of:=([.C91]+[.B92])" office:value-type="float" office:value="83">
            <text:p>83</text:p>
          </table:table-cell>
          <table:table-cell table:formula="of:=([.B92]/[.B140])" office:value-type="float" office:value="0.00757575757575758">
            <text:p>0,008</text:p>
          </table:table-cell>
          <table:table-cell table:formula="of:=([.E91]+[.D92])" office:value-type="float" office:value="0.628787878787878">
            <text:p>0,629</text:p>
          </table:table-cell>
          <table:table-cell table:formula="of:=([.D92]*100)" office:value-type="float" office:value="0.757575757575758">
            <text:p>0,758</text:p>
          </table:table-cell>
          <table:table-cell table:formula="of:=([.E92]*100)" office:value-type="float" office:value="62.8787878787878">
            <text:p>62,879</text:p>
          </table:table-cell>
          <table:table-cell table:number-columns-repeated="30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">
            <text:p>1</text:p>
          </table:table-cell>
          <table:table-cell table:formula="of:=([.C92]+[.B93])" office:value-type="float" office:value="84">
            <text:p>84</text:p>
          </table:table-cell>
          <table:table-cell table:formula="of:=([.B93]/[.B140])" office:value-type="float" office:value="0.00757575757575758">
            <text:p>0,008</text:p>
          </table:table-cell>
          <table:table-cell table:formula="of:=([.E92]+[.D93])" office:value-type="float" office:value="0.636363636363636">
            <text:p>0,636</text:p>
          </table:table-cell>
          <table:table-cell table:formula="of:=([.D93]*100)" office:value-type="float" office:value="0.757575757575758">
            <text:p>0,758</text:p>
          </table:table-cell>
          <table:table-cell table:formula="of:=([.E93]*100)" office:value-type="float" office:value="63.6363636363636">
            <text:p>63,636</text:p>
          </table:table-cell>
          <table:table-cell table:number-columns-repeated="30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">
            <text:p>1</text:p>
          </table:table-cell>
          <table:table-cell table:formula="of:=([.C93]+[.B94])" office:value-type="float" office:value="85">
            <text:p>85</text:p>
          </table:table-cell>
          <table:table-cell table:formula="of:=([.B94]/[.B140])" office:value-type="float" office:value="0.00757575757575758">
            <text:p>0,008</text:p>
          </table:table-cell>
          <table:table-cell table:formula="of:=([.E93]+[.D94])" office:value-type="float" office:value="0.643939393939394">
            <text:p>0,644</text:p>
          </table:table-cell>
          <table:table-cell table:formula="of:=([.D94]*100)" office:value-type="float" office:value="0.757575757575758">
            <text:p>0,758</text:p>
          </table:table-cell>
          <table:table-cell table:formula="of:=([.E94]*100)" office:value-type="float" office:value="64.3939393939394">
            <text:p>64,394</text:p>
          </table:table-cell>
          <table:table-cell table:number-columns-repeated="30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">
            <text:p>1</text:p>
          </table:table-cell>
          <table:table-cell table:formula="of:=([.C94]+[.B95])" office:value-type="float" office:value="86">
            <text:p>86</text:p>
          </table:table-cell>
          <table:table-cell table:formula="of:=([.B95]/[.B140])" office:value-type="float" office:value="0.00757575757575758">
            <text:p>0,008</text:p>
          </table:table-cell>
          <table:table-cell table:formula="of:=([.E94]+[.D95])" office:value-type="float" office:value="0.651515151515151">
            <text:p>0,652</text:p>
          </table:table-cell>
          <table:table-cell table:formula="of:=([.D95]*100)" office:value-type="float" office:value="0.757575757575758">
            <text:p>0,758</text:p>
          </table:table-cell>
          <table:table-cell table:formula="of:=([.E95]*100)" office:value-type="float" office:value="65.1515151515151">
            <text:p>65,152</text:p>
          </table:table-cell>
          <table:table-cell table:number-columns-repeated="30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table:formula="of:=([.C95]+[.B96])" office:value-type="float" office:value="87">
            <text:p>87</text:p>
          </table:table-cell>
          <table:table-cell table:formula="of:=([.B96]/[.B140])" office:value-type="float" office:value="0.00757575757575758">
            <text:p>0,008</text:p>
          </table:table-cell>
          <table:table-cell table:formula="of:=([.E95]+[.D96])" office:value-type="float" office:value="0.659090909090909">
            <text:p>0,659</text:p>
          </table:table-cell>
          <table:table-cell table:formula="of:=([.D96]*100)" office:value-type="float" office:value="0.757575757575758">
            <text:p>0,758</text:p>
          </table:table-cell>
          <table:table-cell table:formula="of:=([.E96]*100)" office:value-type="float" office:value="65.9090909090909">
            <text:p>65,909</text:p>
          </table:table-cell>
          <table:table-cell table:number-columns-repeated="30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table:formula="of:=([.C96]+[.B97])" office:value-type="float" office:value="88">
            <text:p>88</text:p>
          </table:table-cell>
          <table:table-cell table:formula="of:=([.B97]/[.B140])" office:value-type="float" office:value="0.00757575757575758">
            <text:p>0,008</text:p>
          </table:table-cell>
          <table:table-cell table:formula="of:=([.E96]+[.D97])" office:value-type="float" office:value="0.666666666666666">
            <text:p>0,667</text:p>
          </table:table-cell>
          <table:table-cell table:formula="of:=([.D97]*100)" office:value-type="float" office:value="0.757575757575758">
            <text:p>0,758</text:p>
          </table:table-cell>
          <table:table-cell table:formula="of:=([.E97]*100)" office:value-type="float" office:value="66.6666666666666">
            <text:p>66,667</text:p>
          </table:table-cell>
          <table:table-cell table:number-columns-repeated="30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table:formula="of:=([.C97]+[.B98])" office:value-type="float" office:value="89">
            <text:p>89</text:p>
          </table:table-cell>
          <table:table-cell table:formula="of:=([.B98]/[.B140])" office:value-type="float" office:value="0.00757575757575758">
            <text:p>0,008</text:p>
          </table:table-cell>
          <table:table-cell table:formula="of:=([.E97]+[.D98])" office:value-type="float" office:value="0.674242424242424">
            <text:p>0,674</text:p>
          </table:table-cell>
          <table:table-cell table:formula="of:=([.D98]*100)" office:value-type="float" office:value="0.757575757575758">
            <text:p>0,758</text:p>
          </table:table-cell>
          <table:table-cell table:formula="of:=([.E98]*100)" office:value-type="float" office:value="67.4242424242424">
            <text:p>67,424</text:p>
          </table:table-cell>
          <table:table-cell table:number-columns-repeated="30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">
            <text:p>1</text:p>
          </table:table-cell>
          <table:table-cell table:formula="of:=([.C98]+[.B99])" office:value-type="float" office:value="90">
            <text:p>90</text:p>
          </table:table-cell>
          <table:table-cell table:formula="of:=([.B99]/[.B140])" office:value-type="float" office:value="0.00757575757575758">
            <text:p>0,008</text:p>
          </table:table-cell>
          <table:table-cell table:formula="of:=([.E98]+[.D99])" office:value-type="float" office:value="0.681818181818181">
            <text:p>0,682</text:p>
          </table:table-cell>
          <table:table-cell table:formula="of:=([.D99]*100)" office:value-type="float" office:value="0.757575757575758">
            <text:p>0,758</text:p>
          </table:table-cell>
          <table:table-cell table:formula="of:=([.E99]*100)" office:value-type="float" office:value="68.1818181818182">
            <text:p>68,182</text:p>
          </table:table-cell>
          <table:table-cell table:number-columns-repeated="30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table:formula="of:=([.C99]+[.B100])" office:value-type="float" office:value="91">
            <text:p>91</text:p>
          </table:table-cell>
          <table:table-cell table:formula="of:=([.B100]/[.B140])" office:value-type="float" office:value="0.00757575757575758">
            <text:p>0,008</text:p>
          </table:table-cell>
          <table:table-cell table:formula="of:=([.E99]+[.D100])" office:value-type="float" office:value="0.689393939393939">
            <text:p>0,689</text:p>
          </table:table-cell>
          <table:table-cell table:formula="of:=([.D100]*100)" office:value-type="float" office:value="0.757575757575758">
            <text:p>0,758</text:p>
          </table:table-cell>
          <table:table-cell table:formula="of:=([.E100]*100)" office:value-type="float" office:value="68.9393939393939">
            <text:p>68,939</text:p>
          </table:table-cell>
          <table:table-cell table:number-columns-repeated="30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table:formula="of:=([.C100]+[.B101])" office:value-type="float" office:value="92">
            <text:p>92</text:p>
          </table:table-cell>
          <table:table-cell table:formula="of:=([.B101]/[.B140])" office:value-type="float" office:value="0.00757575757575758">
            <text:p>0,008</text:p>
          </table:table-cell>
          <table:table-cell table:formula="of:=([.E100]+[.D101])" office:value-type="float" office:value="0.696969696969697">
            <text:p>0,697</text:p>
          </table:table-cell>
          <table:table-cell table:formula="of:=([.D101]*100)" office:value-type="float" office:value="0.757575757575758">
            <text:p>0,758</text:p>
          </table:table-cell>
          <table:table-cell table:formula="of:=([.E101]*100)" office:value-type="float" office:value="69.6969696969697">
            <text:p>69,697</text:p>
          </table:table-cell>
          <table:table-cell table:number-columns-repeated="30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table:formula="of:=([.C101]+[.B102])" office:value-type="float" office:value="93">
            <text:p>93</text:p>
          </table:table-cell>
          <table:table-cell table:formula="of:=([.B102]/[.B140])" office:value-type="float" office:value="0.00757575757575758">
            <text:p>0,008</text:p>
          </table:table-cell>
          <table:table-cell table:formula="of:=([.E101]+[.D102])" office:value-type="float" office:value="0.704545454545454">
            <text:p>0,705</text:p>
          </table:table-cell>
          <table:table-cell table:formula="of:=([.D102]*100)" office:value-type="float" office:value="0.757575757575758">
            <text:p>0,758</text:p>
          </table:table-cell>
          <table:table-cell table:formula="of:=([.E102]*100)" office:value-type="float" office:value="70.4545454545454">
            <text:p>70,455</text:p>
          </table:table-cell>
          <table:table-cell table:number-columns-repeated="30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table:formula="of:=([.C102]+[.B103])" office:value-type="float" office:value="94">
            <text:p>94</text:p>
          </table:table-cell>
          <table:table-cell table:formula="of:=([.B103]/[.B140])" office:value-type="float" office:value="0.00757575757575758">
            <text:p>0,008</text:p>
          </table:table-cell>
          <table:table-cell table:formula="of:=([.E102]+[.D103])" office:value-type="float" office:value="0.712121212121212">
            <text:p>0,712</text:p>
          </table:table-cell>
          <table:table-cell table:formula="of:=([.D103]*100)" office:value-type="float" office:value="0.757575757575758">
            <text:p>0,758</text:p>
          </table:table-cell>
          <table:table-cell table:formula="of:=([.E103]*100)" office:value-type="float" office:value="71.2121212121212">
            <text:p>71,212</text:p>
          </table:table-cell>
          <table:table-cell table:number-columns-repeated="30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table:formula="of:=([.C103]+[.B104])" office:value-type="float" office:value="96">
            <text:p>96</text:p>
          </table:table-cell>
          <table:table-cell table:formula="of:=([.B104]/[.B140])" office:value-type="float" office:value="0.0151515151515152">
            <text:p>0,015</text:p>
          </table:table-cell>
          <table:table-cell table:formula="of:=([.E103]+[.D104])" office:value-type="float" office:value="0.727272727272727">
            <text:p>0,727</text:p>
          </table:table-cell>
          <table:table-cell table:formula="of:=([.D104]*100)" office:value-type="float" office:value="1.51515151515152">
            <text:p>1,515</text:p>
          </table:table-cell>
          <table:table-cell table:formula="of:=([.E104]*100)" office:value-type="float" office:value="72.7272727272727">
            <text:p>72,727</text:p>
          </table:table-cell>
          <table:table-cell table:number-columns-repeated="30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">
            <text:p>1</text:p>
          </table:table-cell>
          <table:table-cell table:formula="of:=([.C104]+[.B105])" office:value-type="float" office:value="97">
            <text:p>97</text:p>
          </table:table-cell>
          <table:table-cell table:formula="of:=([.B105]/[.B140])" office:value-type="float" office:value="0.00757575757575758">
            <text:p>0,008</text:p>
          </table:table-cell>
          <table:table-cell table:formula="of:=([.E104]+[.D105])" office:value-type="float" office:value="0.734848484848484">
            <text:p>0,735</text:p>
          </table:table-cell>
          <table:table-cell table:formula="of:=([.D105]*100)" office:value-type="float" office:value="0.757575757575758">
            <text:p>0,758</text:p>
          </table:table-cell>
          <table:table-cell table:formula="of:=([.E105]*100)" office:value-type="float" office:value="73.4848484848484">
            <text:p>73,485</text:p>
          </table:table-cell>
          <table:table-cell table:number-columns-repeated="30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table:formula="of:=([.C105]+[.B106])" office:value-type="float" office:value="98">
            <text:p>98</text:p>
          </table:table-cell>
          <table:table-cell table:formula="of:=([.B106]/[.B140])" office:value-type="float" office:value="0.00757575757575758">
            <text:p>0,008</text:p>
          </table:table-cell>
          <table:table-cell table:formula="of:=([.E105]+[.D106])" office:value-type="float" office:value="0.742424242424242">
            <text:p>0,742</text:p>
          </table:table-cell>
          <table:table-cell table:formula="of:=([.D106]*100)" office:value-type="float" office:value="0.757575757575758">
            <text:p>0,758</text:p>
          </table:table-cell>
          <table:table-cell table:formula="of:=([.E106]*100)" office:value-type="float" office:value="74.2424242424242">
            <text:p>74,242</text:p>
          </table:table-cell>
          <table:table-cell table:number-columns-repeated="30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table:formula="of:=([.C106]+[.B107])" office:value-type="float" office:value="99">
            <text:p>99</text:p>
          </table:table-cell>
          <table:table-cell table:formula="of:=([.B107]/[.B140])" office:value-type="float" office:value="0.00757575757575758">
            <text:p>0,008</text:p>
          </table:table-cell>
          <table:table-cell table:formula="of:=([.E106]+[.D107])" office:value-type="float" office:value="0.75">
            <text:p>0,750</text:p>
          </table:table-cell>
          <table:table-cell table:formula="of:=([.D107]*100)" office:value-type="float" office:value="0.757575757575758">
            <text:p>0,758</text:p>
          </table:table-cell>
          <table:table-cell table:formula="of:=([.E107]*100)" office:value-type="float" office:value="75">
            <text:p>75,000</text:p>
          </table:table-cell>
          <table:table-cell table:number-columns-repeated="30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table:formula="of:=([.C107]+[.B108])" office:value-type="float" office:value="100">
            <text:p>100</text:p>
          </table:table-cell>
          <table:table-cell table:formula="of:=([.B108]/[.B140])" office:value-type="float" office:value="0.00757575757575758">
            <text:p>0,008</text:p>
          </table:table-cell>
          <table:table-cell table:formula="of:=([.E107]+[.D108])" office:value-type="float" office:value="0.757575757575757">
            <text:p>0,758</text:p>
          </table:table-cell>
          <table:table-cell table:formula="of:=([.D108]*100)" office:value-type="float" office:value="0.757575757575758">
            <text:p>0,758</text:p>
          </table:table-cell>
          <table:table-cell table:formula="of:=([.E108]*100)" office:value-type="float" office:value="75.7575757575757">
            <text:p>75,758</text:p>
          </table:table-cell>
          <table:table-cell table:number-columns-repeated="30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table:formula="of:=([.C108]+[.B109])" office:value-type="float" office:value="101">
            <text:p>101</text:p>
          </table:table-cell>
          <table:table-cell table:formula="of:=([.B109]/[.B140])" office:value-type="float" office:value="0.00757575757575758">
            <text:p>0,008</text:p>
          </table:table-cell>
          <table:table-cell table:formula="of:=([.E108]+[.D109])" office:value-type="float" office:value="0.765151515151515">
            <text:p>0,765</text:p>
          </table:table-cell>
          <table:table-cell table:formula="of:=([.D109]*100)" office:value-type="float" office:value="0.757575757575758">
            <text:p>0,758</text:p>
          </table:table-cell>
          <table:table-cell table:formula="of:=([.E109]*100)" office:value-type="float" office:value="76.5151515151515">
            <text:p>76,515</text:p>
          </table:table-cell>
          <table:table-cell table:number-columns-repeated="30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table:formula="of:=([.C109]+[.B110])" office:value-type="float" office:value="102">
            <text:p>102</text:p>
          </table:table-cell>
          <table:table-cell table:formula="of:=([.B110]/[.B140])" office:value-type="float" office:value="0.00757575757575758">
            <text:p>0,008</text:p>
          </table:table-cell>
          <table:table-cell table:formula="of:=([.E109]+[.D110])" office:value-type="float" office:value="0.772727272727272">
            <text:p>0,773</text:p>
          </table:table-cell>
          <table:table-cell table:formula="of:=([.D110]*100)" office:value-type="float" office:value="0.757575757575758">
            <text:p>0,758</text:p>
          </table:table-cell>
          <table:table-cell table:formula="of:=([.E110]*100)" office:value-type="float" office:value="77.2727272727272">
            <text:p>77,273</text:p>
          </table:table-cell>
          <table:table-cell table:number-columns-repeated="30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">
            <text:p>1</text:p>
          </table:table-cell>
          <table:table-cell table:formula="of:=([.C110]+[.B111])" office:value-type="float" office:value="103">
            <text:p>103</text:p>
          </table:table-cell>
          <table:table-cell table:formula="of:=([.B111]/[.B140])" office:value-type="float" office:value="0.00757575757575758">
            <text:p>0,008</text:p>
          </table:table-cell>
          <table:table-cell table:formula="of:=([.E110]+[.D111])" office:value-type="float" office:value="0.78030303030303">
            <text:p>0,780</text:p>
          </table:table-cell>
          <table:table-cell table:formula="of:=([.D111]*100)" office:value-type="float" office:value="0.757575757575758">
            <text:p>0,758</text:p>
          </table:table-cell>
          <table:table-cell table:formula="of:=([.E111]*100)" office:value-type="float" office:value="78.030303030303">
            <text:p>78,030</text:p>
          </table:table-cell>
          <table:table-cell table:number-columns-repeated="30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table:formula="of:=([.C111]+[.B112])" office:value-type="float" office:value="105">
            <text:p>105</text:p>
          </table:table-cell>
          <table:table-cell table:formula="of:=([.B112]/[.B140])" office:value-type="float" office:value="0.0151515151515152">
            <text:p>0,015</text:p>
          </table:table-cell>
          <table:table-cell table:formula="of:=([.E111]+[.D112])" office:value-type="float" office:value="0.795454545454545">
            <text:p>0,795</text:p>
          </table:table-cell>
          <table:table-cell table:formula="of:=([.D112]*100)" office:value-type="float" office:value="1.51515151515152">
            <text:p>1,515</text:p>
          </table:table-cell>
          <table:table-cell table:formula="of:=([.E112]*100)" office:value-type="float" office:value="79.5454545454545">
            <text:p>79,545</text:p>
          </table:table-cell>
          <table:table-cell table:number-columns-repeated="30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 table:formula="of:=([.C112]+[.B113])" office:value-type="float" office:value="106">
            <text:p>106</text:p>
          </table:table-cell>
          <table:table-cell table:formula="of:=([.B113]/[.B140])" office:value-type="float" office:value="0.00757575757575758">
            <text:p>0,008</text:p>
          </table:table-cell>
          <table:table-cell table:formula="of:=([.E112]+[.D113])" office:value-type="float" office:value="0.803030303030302">
            <text:p>0,803</text:p>
          </table:table-cell>
          <table:table-cell table:formula="of:=([.D113]*100)" office:value-type="float" office:value="0.757575757575758">
            <text:p>0,758</text:p>
          </table:table-cell>
          <table:table-cell table:formula="of:=([.E113]*100)" office:value-type="float" office:value="80.3030303030303">
            <text:p>80,303</text:p>
          </table:table-cell>
          <table:table-cell table:number-columns-repeated="30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">
            <text:p>1</text:p>
          </table:table-cell>
          <table:table-cell table:formula="of:=([.C113]+[.B114])" office:value-type="float" office:value="107">
            <text:p>107</text:p>
          </table:table-cell>
          <table:table-cell table:formula="of:=([.B114]/[.B140])" office:value-type="float" office:value="0.00757575757575758">
            <text:p>0,008</text:p>
          </table:table-cell>
          <table:table-cell table:formula="of:=([.E113]+[.D114])" office:value-type="float" office:value="0.81060606060606">
            <text:p>0,811</text:p>
          </table:table-cell>
          <table:table-cell table:formula="of:=([.D114]*100)" office:value-type="float" office:value="0.757575757575758">
            <text:p>0,758</text:p>
          </table:table-cell>
          <table:table-cell table:formula="of:=([.E114]*100)" office:value-type="float" office:value="81.060606060606">
            <text:p>81,061</text:p>
          </table:table-cell>
          <table:table-cell table:number-columns-repeated="30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">
            <text:p>1</text:p>
          </table:table-cell>
          <table:table-cell table:formula="of:=([.C114]+[.B115])" office:value-type="float" office:value="108">
            <text:p>108</text:p>
          </table:table-cell>
          <table:table-cell table:formula="of:=([.B115]/[.B140])" office:value-type="float" office:value="0.00757575757575758">
            <text:p>0,008</text:p>
          </table:table-cell>
          <table:table-cell table:formula="of:=([.E114]+[.D115])" office:value-type="float" office:value="0.818181818181818">
            <text:p>0,818</text:p>
          </table:table-cell>
          <table:table-cell table:formula="of:=([.D115]*100)" office:value-type="float" office:value="0.757575757575758">
            <text:p>0,758</text:p>
          </table:table-cell>
          <table:table-cell table:formula="of:=([.E115]*100)" office:value-type="float" office:value="81.8181818181818">
            <text:p>81,818</text:p>
          </table:table-cell>
          <table:table-cell table:number-columns-repeated="30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">
            <text:p>1</text:p>
          </table:table-cell>
          <table:table-cell table:formula="of:=([.C115]+[.B116])" office:value-type="float" office:value="109">
            <text:p>109</text:p>
          </table:table-cell>
          <table:table-cell table:formula="of:=([.B116]/[.B140])" office:value-type="float" office:value="0.00757575757575758">
            <text:p>0,008</text:p>
          </table:table-cell>
          <table:table-cell table:formula="of:=([.E115]+[.D116])" office:value-type="float" office:value="0.825757575757575">
            <text:p>0,826</text:p>
          </table:table-cell>
          <table:table-cell table:formula="of:=([.D116]*100)" office:value-type="float" office:value="0.757575757575758">
            <text:p>0,758</text:p>
          </table:table-cell>
          <table:table-cell table:formula="of:=([.E116]*100)" office:value-type="float" office:value="82.5757575757575">
            <text:p>82,576</text:p>
          </table:table-cell>
          <table:table-cell table:number-columns-repeated="30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">
            <text:p>1</text:p>
          </table:table-cell>
          <table:table-cell table:formula="of:=([.C116]+[.B117])" office:value-type="float" office:value="110">
            <text:p>110</text:p>
          </table:table-cell>
          <table:table-cell table:formula="of:=([.B117]/[.B140])" office:value-type="float" office:value="0.00757575757575758">
            <text:p>0,008</text:p>
          </table:table-cell>
          <table:table-cell table:formula="of:=([.E116]+[.D117])" office:value-type="float" office:value="0.833333333333333">
            <text:p>0,833</text:p>
          </table:table-cell>
          <table:table-cell table:formula="of:=([.D117]*100)" office:value-type="float" office:value="0.757575757575758">
            <text:p>0,758</text:p>
          </table:table-cell>
          <table:table-cell table:formula="of:=([.E117]*100)" office:value-type="float" office:value="83.3333333333333">
            <text:p>83,333</text:p>
          </table:table-cell>
          <table:table-cell table:number-columns-repeated="30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">
            <text:p>1</text:p>
          </table:table-cell>
          <table:table-cell table:formula="of:=([.C117]+[.B118])" office:value-type="float" office:value="111">
            <text:p>111</text:p>
          </table:table-cell>
          <table:table-cell table:formula="of:=([.B118]/[.B140])" office:value-type="float" office:value="0.00757575757575758">
            <text:p>0,008</text:p>
          </table:table-cell>
          <table:table-cell table:formula="of:=([.E117]+[.D118])" office:value-type="float" office:value="0.84090909090909">
            <text:p>0,841</text:p>
          </table:table-cell>
          <table:table-cell table:formula="of:=([.D118]*100)" office:value-type="float" office:value="0.757575757575758">
            <text:p>0,758</text:p>
          </table:table-cell>
          <table:table-cell table:formula="of:=([.E118]*100)" office:value-type="float" office:value="84.090909090909">
            <text:p>84,091</text:p>
          </table:table-cell>
          <table:table-cell table:number-columns-repeated="30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">
            <text:p>1</text:p>
          </table:table-cell>
          <table:table-cell table:formula="of:=([.C118]+[.B119])" office:value-type="float" office:value="112">
            <text:p>112</text:p>
          </table:table-cell>
          <table:table-cell table:formula="of:=([.B119]/[.B140])" office:value-type="float" office:value="0.00757575757575758">
            <text:p>0,008</text:p>
          </table:table-cell>
          <table:table-cell table:formula="of:=([.E118]+[.D119])" office:value-type="float" office:value="0.848484848484848">
            <text:p>0,848</text:p>
          </table:table-cell>
          <table:table-cell table:formula="of:=([.D119]*100)" office:value-type="float" office:value="0.757575757575758">
            <text:p>0,758</text:p>
          </table:table-cell>
          <table:table-cell table:formula="of:=([.E119]*100)" office:value-type="float" office:value="84.8484848484848">
            <text:p>84,848</text:p>
          </table:table-cell>
          <table:table-cell table:number-columns-repeated="30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1">
            <text:p>1</text:p>
          </table:table-cell>
          <table:table-cell table:formula="of:=([.C119]+[.B120])" office:value-type="float" office:value="113">
            <text:p>113</text:p>
          </table:table-cell>
          <table:table-cell table:formula="of:=([.B120]/[.B140])" office:value-type="float" office:value="0.00757575757575758">
            <text:p>0,008</text:p>
          </table:table-cell>
          <table:table-cell table:formula="of:=([.E119]+[.D120])" office:value-type="float" office:value="0.856060606060606">
            <text:p>0,856</text:p>
          </table:table-cell>
          <table:table-cell table:formula="of:=([.D120]*100)" office:value-type="float" office:value="0.757575757575758">
            <text:p>0,758</text:p>
          </table:table-cell>
          <table:table-cell table:formula="of:=([.E120]*100)" office:value-type="float" office:value="85.6060606060606">
            <text:p>85,606</text:p>
          </table:table-cell>
          <table:table-cell table:number-columns-repeated="30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">
            <text:p>1</text:p>
          </table:table-cell>
          <table:table-cell table:formula="of:=([.C120]+[.B121])" office:value-type="float" office:value="114">
            <text:p>114</text:p>
          </table:table-cell>
          <table:table-cell table:formula="of:=([.B121]/[.B140])" office:value-type="float" office:value="0.00757575757575758">
            <text:p>0,008</text:p>
          </table:table-cell>
          <table:table-cell table:formula="of:=([.E120]+[.D121])" office:value-type="float" office:value="0.863636363636363">
            <text:p>0,864</text:p>
          </table:table-cell>
          <table:table-cell table:formula="of:=([.D121]*100)" office:value-type="float" office:value="0.757575757575758">
            <text:p>0,758</text:p>
          </table:table-cell>
          <table:table-cell table:formula="of:=([.E121]*100)" office:value-type="float" office:value="86.3636363636363">
            <text:p>86,364</text:p>
          </table:table-cell>
          <table:table-cell table:number-columns-repeated="30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1">
            <text:p>1</text:p>
          </table:table-cell>
          <table:table-cell table:formula="of:=([.C121]+[.B122])" office:value-type="float" office:value="115">
            <text:p>115</text:p>
          </table:table-cell>
          <table:table-cell table:formula="of:=([.B122]/[.B140])" office:value-type="float" office:value="0.00757575757575758">
            <text:p>0,008</text:p>
          </table:table-cell>
          <table:table-cell table:formula="of:=([.E121]+[.D122])" office:value-type="float" office:value="0.871212121212121">
            <text:p>0,871</text:p>
          </table:table-cell>
          <table:table-cell table:formula="of:=([.D122]*100)" office:value-type="float" office:value="0.757575757575758">
            <text:p>0,758</text:p>
          </table:table-cell>
          <table:table-cell table:formula="of:=([.E122]*100)" office:value-type="float" office:value="87.1212121212121">
            <text:p>87,121</text:p>
          </table:table-cell>
          <table:table-cell table:number-columns-repeated="30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 table:formula="of:=([.C122]+[.B123])" office:value-type="float" office:value="116">
            <text:p>116</text:p>
          </table:table-cell>
          <table:table-cell table:formula="of:=([.B123]/[.B140])" office:value-type="float" office:value="0.00757575757575758">
            <text:p>0,008</text:p>
          </table:table-cell>
          <table:table-cell table:formula="of:=([.E122]+[.D123])" office:value-type="float" office:value="0.878787878787878">
            <text:p>0,879</text:p>
          </table:table-cell>
          <table:table-cell table:formula="of:=([.D123]*100)" office:value-type="float" office:value="0.757575757575758">
            <text:p>0,758</text:p>
          </table:table-cell>
          <table:table-cell table:formula="of:=([.E123]*100)" office:value-type="float" office:value="87.8787878787878">
            <text:p>87,879</text:p>
          </table:table-cell>
          <table:table-cell table:number-columns-repeated="30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">
            <text:p>1</text:p>
          </table:table-cell>
          <table:table-cell table:formula="of:=([.C123]+[.B124])" office:value-type="float" office:value="117">
            <text:p>117</text:p>
          </table:table-cell>
          <table:table-cell table:formula="of:=([.B124]/[.B140])" office:value-type="float" office:value="0.00757575757575758">
            <text:p>0,008</text:p>
          </table:table-cell>
          <table:table-cell table:formula="of:=([.E123]+[.D124])" office:value-type="float" office:value="0.886363636363636">
            <text:p>0,886</text:p>
          </table:table-cell>
          <table:table-cell table:formula="of:=([.D124]*100)" office:value-type="float" office:value="0.757575757575758">
            <text:p>0,758</text:p>
          </table:table-cell>
          <table:table-cell table:formula="of:=([.E124]*100)" office:value-type="float" office:value="88.6363636363636">
            <text:p>88,636</text:p>
          </table:table-cell>
          <table:table-cell table:number-columns-repeated="30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1">
            <text:p>1</text:p>
          </table:table-cell>
          <table:table-cell table:formula="of:=([.C124]+[.B125])" office:value-type="float" office:value="118">
            <text:p>118</text:p>
          </table:table-cell>
          <table:table-cell table:formula="of:=([.B125]/[.B140])" office:value-type="float" office:value="0.00757575757575758">
            <text:p>0,008</text:p>
          </table:table-cell>
          <table:table-cell table:formula="of:=([.E124]+[.D125])" office:value-type="float" office:value="0.893939393939393">
            <text:p>0,894</text:p>
          </table:table-cell>
          <table:table-cell table:formula="of:=([.D125]*100)" office:value-type="float" office:value="0.757575757575758">
            <text:p>0,758</text:p>
          </table:table-cell>
          <table:table-cell table:formula="of:=([.E125]*100)" office:value-type="float" office:value="89.3939393939393">
            <text:p>89,394</text:p>
          </table:table-cell>
          <table:table-cell table:number-columns-repeated="30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 table:formula="of:=([.C125]+[.B126])" office:value-type="float" office:value="119">
            <text:p>119</text:p>
          </table:table-cell>
          <table:table-cell table:formula="of:=([.B126]/[.B140])" office:value-type="float" office:value="0.00757575757575758">
            <text:p>0,008</text:p>
          </table:table-cell>
          <table:table-cell table:formula="of:=([.E125]+[.D126])" office:value-type="float" office:value="0.901515151515151">
            <text:p>0,902</text:p>
          </table:table-cell>
          <table:table-cell table:formula="of:=([.D126]*100)" office:value-type="float" office:value="0.757575757575758">
            <text:p>0,758</text:p>
          </table:table-cell>
          <table:table-cell table:formula="of:=([.E126]*100)" office:value-type="float" office:value="90.1515151515151">
            <text:p>90,152</text:p>
          </table:table-cell>
          <table:table-cell table:number-columns-repeated="30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table:formula="of:=([.C126]+[.B127])" office:value-type="float" office:value="120">
            <text:p>120</text:p>
          </table:table-cell>
          <table:table-cell table:formula="of:=([.B127]/[.B140])" office:value-type="float" office:value="0.00757575757575758">
            <text:p>0,008</text:p>
          </table:table-cell>
          <table:table-cell table:formula="of:=([.E126]+[.D127])" office:value-type="float" office:value="0.909090909090908">
            <text:p>0,909</text:p>
          </table:table-cell>
          <table:table-cell table:formula="of:=([.D127]*100)" office:value-type="float" office:value="0.757575757575758">
            <text:p>0,758</text:p>
          </table:table-cell>
          <table:table-cell table:formula="of:=([.E127]*100)" office:value-type="float" office:value="90.9090909090908">
            <text:p>90,909</text:p>
          </table:table-cell>
          <table:table-cell table:number-columns-repeated="30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table:formula="of:=([.C127]+[.B128])" office:value-type="float" office:value="121">
            <text:p>121</text:p>
          </table:table-cell>
          <table:table-cell table:formula="of:=([.B128]/[.B140])" office:value-type="float" office:value="0.00757575757575758">
            <text:p>0,008</text:p>
          </table:table-cell>
          <table:table-cell table:formula="of:=([.E127]+[.D128])" office:value-type="float" office:value="0.916666666666666">
            <text:p>0,917</text:p>
          </table:table-cell>
          <table:table-cell table:formula="of:=([.D128]*100)" office:value-type="float" office:value="0.757575757575758">
            <text:p>0,758</text:p>
          </table:table-cell>
          <table:table-cell table:formula="of:=([.E128]*100)" office:value-type="float" office:value="91.6666666666666">
            <text:p>91,667</text:p>
          </table:table-cell>
          <table:table-cell table:number-columns-repeated="30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table:formula="of:=([.C128]+[.B129])" office:value-type="float" office:value="122">
            <text:p>122</text:p>
          </table:table-cell>
          <table:table-cell table:formula="of:=([.B129]/[.B140])" office:value-type="float" office:value="0.00757575757575758">
            <text:p>0,008</text:p>
          </table:table-cell>
          <table:table-cell table:formula="of:=([.E128]+[.D129])" office:value-type="float" office:value="0.924242424242424">
            <text:p>0,924</text:p>
          </table:table-cell>
          <table:table-cell table:formula="of:=([.D129]*100)" office:value-type="float" office:value="0.757575757575758">
            <text:p>0,758</text:p>
          </table:table-cell>
          <table:table-cell table:formula="of:=([.E129]*100)" office:value-type="float" office:value="92.4242424242424">
            <text:p>92,424</text:p>
          </table:table-cell>
          <table:table-cell table:number-columns-repeated="30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1">
            <text:p>1</text:p>
          </table:table-cell>
          <table:table-cell table:formula="of:=([.C129]+[.B130])" office:value-type="float" office:value="123">
            <text:p>123</text:p>
          </table:table-cell>
          <table:table-cell table:formula="of:=([.B130]/[.B140])" office:value-type="float" office:value="0.00757575757575758">
            <text:p>0,008</text:p>
          </table:table-cell>
          <table:table-cell table:formula="of:=([.E129]+[.D130])" office:value-type="float" office:value="0.931818181818181">
            <text:p>0,932</text:p>
          </table:table-cell>
          <table:table-cell table:formula="of:=([.D130]*100)" office:value-type="float" office:value="0.757575757575758">
            <text:p>0,758</text:p>
          </table:table-cell>
          <table:table-cell table:formula="of:=([.E130]*100)" office:value-type="float" office:value="93.1818181818181">
            <text:p>93,182</text:p>
          </table:table-cell>
          <table:table-cell table:number-columns-repeated="30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1">
            <text:p>1</text:p>
          </table:table-cell>
          <table:table-cell table:formula="of:=([.C130]+[.B131])" office:value-type="float" office:value="124">
            <text:p>124</text:p>
          </table:table-cell>
          <table:table-cell table:formula="of:=([.B131]/[.B140])" office:value-type="float" office:value="0.00757575757575758">
            <text:p>0,008</text:p>
          </table:table-cell>
          <table:table-cell table:formula="of:=([.E130]+[.D131])" office:value-type="float" office:value="0.939393939393939">
            <text:p>0,939</text:p>
          </table:table-cell>
          <table:table-cell table:formula="of:=([.D131]*100)" office:value-type="float" office:value="0.757575757575758">
            <text:p>0,758</text:p>
          </table:table-cell>
          <table:table-cell table:formula="of:=([.E131]*100)" office:value-type="float" office:value="93.9393939393939">
            <text:p>93,939</text:p>
          </table:table-cell>
          <table:table-cell table:number-columns-repeated="30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1">
            <text:p>1</text:p>
          </table:table-cell>
          <table:table-cell table:formula="of:=([.C131]+[.B132])" office:value-type="float" office:value="125">
            <text:p>125</text:p>
          </table:table-cell>
          <table:table-cell table:formula="of:=([.B132]/[.B140])" office:value-type="float" office:value="0.00757575757575758">
            <text:p>0,008</text:p>
          </table:table-cell>
          <table:table-cell table:formula="of:=([.E131]+[.D132])" office:value-type="float" office:value="0.946969696969696">
            <text:p>0,947</text:p>
          </table:table-cell>
          <table:table-cell table:formula="of:=([.D132]*100)" office:value-type="float" office:value="0.757575757575758">
            <text:p>0,758</text:p>
          </table:table-cell>
          <table:table-cell table:formula="of:=([.E132]*100)" office:value-type="float" office:value="94.6969696969696">
            <text:p>94,697</text:p>
          </table:table-cell>
          <table:table-cell table:number-columns-repeated="30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1">
            <text:p>1</text:p>
          </table:table-cell>
          <table:table-cell table:formula="of:=([.C132]+[.B133])" office:value-type="float" office:value="126">
            <text:p>126</text:p>
          </table:table-cell>
          <table:table-cell table:formula="of:=([.B133]/[.B140])" office:value-type="float" office:value="0.00757575757575758">
            <text:p>0,008</text:p>
          </table:table-cell>
          <table:table-cell table:formula="of:=([.E132]+[.D133])" office:value-type="float" office:value="0.954545454545454">
            <text:p>0,955</text:p>
          </table:table-cell>
          <table:table-cell table:formula="of:=([.D133]*100)" office:value-type="float" office:value="0.757575757575758">
            <text:p>0,758</text:p>
          </table:table-cell>
          <table:table-cell table:formula="of:=([.E133]*100)" office:value-type="float" office:value="95.4545454545454">
            <text:p>95,455</text:p>
          </table:table-cell>
          <table:table-cell table:number-columns-repeated="30"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table:formula="of:=([.C133]+[.B134])" office:value-type="float" office:value="127">
            <text:p>127</text:p>
          </table:table-cell>
          <table:table-cell table:formula="of:=([.B134]/[.B140])" office:value-type="float" office:value="0.00757575757575758">
            <text:p>0,008</text:p>
          </table:table-cell>
          <table:table-cell table:formula="of:=([.E133]+[.D134])" office:value-type="float" office:value="0.962121212121211">
            <text:p>0,962</text:p>
          </table:table-cell>
          <table:table-cell table:formula="of:=([.D134]*100)" office:value-type="float" office:value="0.757575757575758">
            <text:p>0,758</text:p>
          </table:table-cell>
          <table:table-cell table:formula="of:=([.E134]*100)" office:value-type="float" office:value="96.2121212121211">
            <text:p>96,212</text:p>
          </table:table-cell>
          <table:table-cell table:number-columns-repeated="30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table:formula="of:=([.C134]+[.B135])" office:value-type="float" office:value="128">
            <text:p>128</text:p>
          </table:table-cell>
          <table:table-cell table:formula="of:=([.B135]/[.B140])" office:value-type="float" office:value="0.00757575757575758">
            <text:p>0,008</text:p>
          </table:table-cell>
          <table:table-cell table:formula="of:=([.E134]+[.D135])" office:value-type="float" office:value="0.969696969696969">
            <text:p>0,970</text:p>
          </table:table-cell>
          <table:table-cell table:formula="of:=([.D135]*100)" office:value-type="float" office:value="0.757575757575758">
            <text:p>0,758</text:p>
          </table:table-cell>
          <table:table-cell table:formula="of:=([.E135]*100)" office:value-type="float" office:value="96.9696969696969">
            <text:p>96,970</text:p>
          </table:table-cell>
          <table:table-cell table:number-columns-repeated="30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1">
            <text:p>1</text:p>
          </table:table-cell>
          <table:table-cell table:formula="of:=([.C135]+[.B136])" office:value-type="float" office:value="129">
            <text:p>129</text:p>
          </table:table-cell>
          <table:table-cell table:formula="of:=([.B136]/[.B140])" office:value-type="float" office:value="0.00757575757575758">
            <text:p>0,008</text:p>
          </table:table-cell>
          <table:table-cell table:formula="of:=([.E135]+[.D136])" office:value-type="float" office:value="0.977272727272727">
            <text:p>0,977</text:p>
          </table:table-cell>
          <table:table-cell table:formula="of:=([.D136]*100)" office:value-type="float" office:value="0.757575757575758">
            <text:p>0,758</text:p>
          </table:table-cell>
          <table:table-cell table:formula="of:=([.E136]*100)" office:value-type="float" office:value="97.7272727272727">
            <text:p>97,727</text:p>
          </table:table-cell>
          <table:table-cell table:number-columns-repeated="30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">
            <text:p>1</text:p>
          </table:table-cell>
          <table:table-cell table:formula="of:=([.C136]+[.B137])" office:value-type="float" office:value="130">
            <text:p>130</text:p>
          </table:table-cell>
          <table:table-cell table:formula="of:=([.B137]/[.B140])" office:value-type="float" office:value="0.00757575757575758">
            <text:p>0,008</text:p>
          </table:table-cell>
          <table:table-cell table:formula="of:=([.E136]+[.D137])" office:value-type="float" office:value="0.984848484848484">
            <text:p>0,985</text:p>
          </table:table-cell>
          <table:table-cell table:formula="of:=([.D137]*100)" office:value-type="float" office:value="0.757575757575758">
            <text:p>0,758</text:p>
          </table:table-cell>
          <table:table-cell table:formula="of:=([.E137]*100)" office:value-type="float" office:value="98.4848484848484">
            <text:p>98,485</text:p>
          </table:table-cell>
          <table:table-cell table:number-columns-repeated="30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table:formula="of:=([.C137]+[.B138])" office:value-type="float" office:value="131">
            <text:p>131</text:p>
          </table:table-cell>
          <table:table-cell table:formula="of:=([.B138]/[.B140])" office:value-type="float" office:value="0.00757575757575758">
            <text:p>0,008</text:p>
          </table:table-cell>
          <table:table-cell table:formula="of:=([.E137]+[.D138])" office:value-type="float" office:value="0.992424242424242">
            <text:p>0,992</text:p>
          </table:table-cell>
          <table:table-cell table:formula="of:=([.D138]*100)" office:value-type="float" office:value="0.757575757575758">
            <text:p>0,758</text:p>
          </table:table-cell>
          <table:table-cell table:formula="of:=([.E138]*100)" office:value-type="float" office:value="99.2424242424242">
            <text:p>99,242</text:p>
          </table:table-cell>
          <table:table-cell table:number-columns-repeated="30"/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table:formula="of:=([.C138]+[.B139])" office:value-type="float" office:value="132">
            <text:p>132</text:p>
          </table:table-cell>
          <table:table-cell table:formula="of:=([.B139]/[.B140])" office:value-type="float" office:value="0.00757575757575758">
            <text:p>0,008</text:p>
          </table:table-cell>
          <table:table-cell table:formula="of:=([.E138]+[.D139])" office:value-type="float" office:value="1">
            <text:p>1,000</text:p>
          </table:table-cell>
          <table:table-cell table:formula="of:=([.D139]*100)" office:value-type="float" office:value="0.757575757575758">
            <text:p>0,758</text:p>
          </table:table-cell>
          <table:table-cell table:formula="of:=([.E139]*100)" office:value-type="float" office:value="100">
            <text:p>100,000</text:p>
          </table:table-cell>
          <table:table-cell table:number-columns-repeated="30"/>
        </table:table-row>
        <table:table-row table:style-name="ro1">
          <table:table-cell table:style-name="ce2"/>
          <table:table-cell table:formula="of:=SUM([.B20:.B139])" office:value-type="float" office:value="132">
            <text:p>132</text:p>
          </table:table-cell>
          <table:table-cell table:style-name="ce2"/>
          <table:table-cell table:style-name="ce11" table:formula="of:=SUM([.D20:.D139])" office:value-type="float" office:value="1">
            <text:p>1</text:p>
          </table:table-cell>
          <table:table-cell table:style-name="ce12" table:number-columns-repeated="2"/>
          <table:table-cell table:style-name="ce14"/>
          <table:table-cell table:number-columns-repeated="30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L24:Hoja1.L34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/05/2010</text:date>, <text:time>23:03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11:55:42.96</meta:creation-date>
    <dc:date>2010-05-21T23:03:25.08</dc:date>
    <meta:editing-duration>PT07H49M24S</meta:editing-duration>
    <meta:editing-cycles>6</meta:editing-cycles>
    <meta:generator>OpenOffice.org/3.2$Win32 OpenOffice.org_project/320m12$Build-9483</meta:generator>
    <dc:creator>Aina Mas i Carreras</dc:creator>
    <meta:document-statistic meta:table-count="3" meta:cell-count="1152"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0.929cm" svg:height="7.009cm" xlink:href=".." chart:class="chart:circle" chart:style-name="ch1">
        <chart:title svg:x="0.463cm" svg:y="0.14cm" chart:style-name="ch2">
          <text:p>DIAGRAMA DE TARTA DEL PERCENTATGE ACUMULAT</text:p>
        </chart:title>
        <chart:legend chart:legend-position="end" svg:x="9.743cm" svg:y="1.275cm" chart:style-name="ch3"/>
        <chart:plot-area chart:style-name="ch4" table:cell-range-address="Hoja1.Y27:Hoja1.Y36" svg:x="0.218cm" svg:y="0.731cm" svg:width="9.308cm" svg:height="5.998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Y27:Hoja1.Y3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09090909090909">
                <text:p text:id="Hoja1.Y27:Hoja1.Y36">9.090909090909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2121212121212">
                <text:p>21.2121212121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0606060606061">
                <text:p>31.0606060606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4242424242424">
                <text:p>42.4242424242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2727272727273">
                <text:p>52.2727272727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3636363636364">
                <text:p>61.3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4545454545455">
                <text:p>70.4545454545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0606060606061">
                <text:p>81.0606060606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1515151515152">
                <text:p>90.1515151515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53cm" svg:height="7.622cm" xlink:href=".." chart:class="chart:bar" chart:style-name="ch1">
        <chart:title svg:x="0.694cm" svg:y="0.152cm" chart:style-name="ch2">
          <text:p>DIAGRAMA DE BARRES DE FREQÜÈNCIA ABSOLUTA</text:p>
        </chart:title>
        <chart:plot-area chart:style-name="ch3" table:cell-range-address="Hoja1.V27:Hoja1.V36" svg:x="0.245cm" svg:y="0.755cm" svg:width="10.685cm" svg:height="6.764cm">
          <chart:axis chart:dimension="x" chart:name="primary-x" chart:style-name="ch4">
            <chart:title svg:x="3.439cm" svg:y="7.073cm" chart:style-name="ch5">
              <text:p>INTERVAL HABITATGES INICIATS</text:p>
            </chart:title>
          </chart:axis>
          <chart:axis chart:dimension="y" chart:name="primary-y" chart:style-name="ch6">
            <chart:title svg:x="0.224cm" svg:y="5.729cm" chart:style-name="ch7">
              <text:p>FREQÜÈNCIA ABSOLUTA</text:p>
            </chart:title>
            <chart:grid chart:style-name="ch8" chart:class="major"/>
          </chart:axis>
          <chart:series chart:style-name="ch9" chart:values-cell-range-address="Hoja1.V27:Hoja1.V36" chart:class="chart:bar">
            <chart:data-point chart:repeated="10"/>
          </chart:series>
          <chart:series chart:style-name="ch10" chart:values-cell-range-address="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9090909090909">
                <text:p text:id="Hoja1.V27:Hoja1.V36">0.09090909090909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84848484848485">
                <text:p>0.098484848484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84848484848485">
                <text:p>0.0984848484848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6060606060606">
                <text:p>0.106060606060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84848484848485">
                <text:p>0.09848484848484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